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53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Initial_20_test_20_plan">
      <style:table-properties table:display="true" style:writing-mode="lr-tb"/>
    </style:style>
    <style:style style:name="ta2" style:family="table" style:master-page-name="PageStyle_5f_Variation_20_of_20_single_20_parameters">
      <style:table-properties table:display="true" style:writing-mode="lr-tb"/>
    </style:style>
    <style:style style:name="ta3" style:family="table" style:master-page-name="PageStyle_5f_transaction_20_rate_20_vs._20_concurrency">
      <style:table-properties table:display="true" style:writing-mode="lr-tb"/>
    </style:style>
    <style:style style:name="ta4" style:family="table" style:master-page-name="PageStyle_5f_transaction_20_rate_20_vs._20_requests">
      <style:table-properties table:display="true" style:writing-mode="lr-tb"/>
    </style:style>
    <style:style style:name="ta5" style:family="table" style:master-page-name="PageStyle_5f_transaction_20_rate_20_vs._20_time">
      <style:table-properties table:display="true" style:writing-mode="lr-tb"/>
    </style:style>
    <style:style style:name="ta6" style:family="table" style:master-page-name="PageStyle_5f_Long_20_time_2c__20_low_20_load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itial test pl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quests</text:p>
          </table:table-cell>
          <table:table-cell table:style-name="ce1" office:value-type="string" calcext:value-type="string">
            <text:p>concurrency</text:p>
          </table:table-cell>
          <table:table-cell table:style-name="ce1" office:value-type="string" calcext:value-type="string">
            <text:p>logging</text:p>
          </table:table-cell>
          <table:table-cell table:style-name="ce1" office:value-type="string" calcext:value-type="string">
            <text:p>avg(tx/s)</text:p>
          </table:table-cell>
          <table:table-cell table:style-name="ce1" office:value-type="string" calcext:value-type="string">
            <text:p>stddev(tx/s)</text:p>
          </table:table-cell>
          <table:table-cell table:style-name="ce1" office:value-type="string" calcext:value-type="string">
            <text:p>max(tx/s)</text:p>
          </table:table-cell>
          <table:table-cell table:style-name="ce1" office:value-type="string" calcext:value-type="string">
            <text:p>avg(blocks/s)</text:p>
          </table:table-cell>
          <table:table-cell table:style-name="ce1" office:value-type="string" calcext:value-type="string">
            <text:p>stddev(blocks/s)</text:p>
          </table:table-cell>
          <table:table-cell table:style-name="ce1" office:value-type="string" calcext:value-type="string">
            <text:p>max(blocks/s)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quests</text:p>
          </table:table-cell>
          <table:table-cell table:style-name="ce1" office:value-type="string" calcext:value-type="string">
            <text:p>concurrency</text:p>
          </table:table-cell>
          <table:table-cell table:style-name="ce1" office:value-type="string" calcext:value-type="string">
            <text:p>logging</text:p>
          </table:table-cell>
          <table:table-cell table:style-name="ce1" office:value-type="string" calcext:value-type="string">
            <text:p>avg(tx/s)</text:p>
          </table:table-cell>
          <table:table-cell table:style-name="ce1" office:value-type="string" calcext:value-type="string">
            <text:p>stddev(tx/s)</text:p>
          </table:table-cell>
          <table:table-cell table:style-name="ce1" office:value-type="string" calcext:value-type="string">
            <text:p>max(tx/s)</text:p>
          </table:table-cell>
          <table:table-cell table:style-name="ce1" office:value-type="string" calcext:value-type="string">
            <text:p>avg(blocks/s)</text:p>
          </table:table-cell>
          <table:table-cell table:style-name="ce1" office:value-type="string" calcext:value-type="string">
            <text:p>stddev(blocks/s)</text:p>
          </table:table-cell>
          <table:table-cell table:style-name="ce1" office:value-type="string" calcext:value-type="string">
            <text:p>max(blocks/s)</text:p>
          </table:table-cell>
          <table:table-cell table:style-name="ce1" office:value-type="string" calcext:value-type="string">
            <text:p>INT/EXT</text:p>
          </table:table-cell>
          <table:table-cell table:style-name="ce1" office:value-type="string" calcext:value-type="string">
            <text:p>avg(tx/s) - comparison</text:p>
          </table:table-cell>
          <table:table-cell table:style-name="ce1" office:value-type="string" calcext:value-type="string">
            <text:p>stddev(tx/s) - comparison</text:p>
          </table:table-cell>
          <table:table-cell table:style-name="ce1" office:value-type="string" calcext:value-type="string">
            <text:p>max(tx/s) - comparison</text:p>
          </table:table-cell>
          <table:table-cell table:style-name="ce1" office:value-type="string" calcext:value-type="string">
            <text:p>avg(blocks/s) - comparison</text:p>
          </table:table-cell>
          <table:table-cell table:style-name="ce1" office:value-type="string" calcext:value-type="string">
            <text:p>stddev(blocks/s) - comparison</text:p>
          </table:table-cell>
          <table:table-cell table:style-name="ce1" office:value-type="string" calcext:value-type="string">
            <text:p>max(blocks/s) - comparison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36" calcext:value-type="float">
            <text:p>2136</text:p>
          </table:table-cell>
          <table:table-cell table:style-name="ce1" office:value-type="float" office:value="3952" calcext:value-type="float">
            <text:p>395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037" calcext:value-type="float">
            <text:p>1037</text:p>
          </table:table-cell>
          <table:table-cell table:style-name="ce1" office:value-type="float" office:value="2990" calcext:value-type="float">
            <text:p>299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2]/[.Q2]" office:value-type="float" office:value="2.05978784956606" calcext:value-type="float">
            <text:p>2.0597878496</text:p>
          </table:table-cell>
          <table:table-cell table:formula="of:=[.G2]/[.R2]" office:value-type="float" office:value="1.32173913043478" calcext:value-type="float">
            <text:p>1.3217391304</text:p>
          </table:table-cell>
          <table:table-cell table:formula="of:=[.H2]/[.S2]" office:value-type="float" office:value="1" calcext:value-type="float">
            <text:p>1</text:p>
          </table:table-cell>
          <table:table-cell table:formula="of:=[.I2]/[.T2]" office:value-type="float" office:value="1.5" calcext:value-type="float">
            <text:p>1.5</text:p>
          </table:table-cell>
          <table:table-cell table:formula="of:=[.J2]/[.U2]" office:value-type="float" office:value="1.145" calcext:value-type="float">
            <text:p>1.145</text:p>
          </table:table-cell>
          <table:table-cell table:formula="of:=[.K2]/[.V2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314" calcext:value-type="float">
            <text:p>1314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05" calcext:value-type="float">
            <text:p>1405</text:p>
          </table:table-cell>
          <table:table-cell table:style-name="ce1" office:value-type="float" office:value="3468" calcext:value-type="float">
            <text:p>346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3]/[.Q3]" office:value-type="float" office:value="0.935231316725979" calcext:value-type="float">
            <text:p>0.9352313167</text:p>
          </table:table-cell>
          <table:table-cell table:formula="of:=[.G3]/[.R3]" office:value-type="float" office:value="0.968858131487889" calcext:value-type="float">
            <text:p>0.9688581315</text:p>
          </table:table-cell>
          <table:table-cell table:formula="of:=[.H3]/[.S3]" office:value-type="float" office:value="1" calcext:value-type="float">
            <text:p>1</text:p>
          </table:table-cell>
          <table:table-cell table:formula="of:=[.I3]/[.T3]" office:value-type="float" office:value="0.933333333333333" calcext:value-type="float">
            <text:p>0.9333333333</text:p>
          </table:table-cell>
          <table:table-cell table:formula="of:=[.J3]/[.U3]" office:value-type="float" office:value="0.971988795518207" calcext:value-type="float">
            <text:p>0.9719887955</text:p>
          </table:table-cell>
          <table:table-cell table:formula="of:=[.K3]/[.V3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4]/[.Q4]" office:value-type="float" office:value="1" calcext:value-type="float">
            <text:p>1</text:p>
          </table:table-cell>
          <table:table-cell table:formula="of:=[.G4]/[.R4]" office:value-type="float" office:value="1" calcext:value-type="float">
            <text:p>1</text:p>
          </table:table-cell>
          <table:table-cell table:formula="of:=[.H4]/[.S4]" office:value-type="float" office:value="1" calcext:value-type="float">
            <text:p>1</text:p>
          </table:table-cell>
          <table:table-cell table:formula="of:=[.I4]/[.T4]" office:value-type="float" office:value="1" calcext:value-type="float">
            <text:p>1</text:p>
          </table:table-cell>
          <table:table-cell table:formula="of:=[.J4]/[.U4]" office:value-type="float" office:value="1" calcext:value-type="float">
            <text:p>1</text:p>
          </table:table-cell>
          <table:table-cell table:formula="of:=[.K4]/[.V4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293" calcext:value-type="float">
            <text:p>1293</text:p>
          </table:table-cell>
          <table:table-cell table:style-name="ce1" office:value-type="float" office:value="3342" calcext:value-type="float">
            <text:p>334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313" calcext:value-type="float">
            <text:p>1313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5]/[.Q5]" office:value-type="float" office:value="0.984767707539985" calcext:value-type="float">
            <text:p>0.9847677075</text:p>
          </table:table-cell>
          <table:table-cell table:formula="of:=[.G5]/[.R5]" office:value-type="float" office:value="0.994642857142857" calcext:value-type="float">
            <text:p>0.9946428571</text:p>
          </table:table-cell>
          <table:table-cell table:formula="of:=[.H5]/[.S5]" office:value-type="float" office:value="1" calcext:value-type="float">
            <text:p>1</text:p>
          </table:table-cell>
          <table:table-cell table:formula="of:=[.I5]/[.T5]" office:value-type="float" office:value="1" calcext:value-type="float">
            <text:p>1</text:p>
          </table:table-cell>
          <table:table-cell table:formula="of:=[.J5]/[.U5]" office:value-type="float" office:value="1" calcext:value-type="float">
            <text:p>1</text:p>
          </table:table-cell>
          <table:table-cell table:formula="of:=[.K5]/[.V5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15" calcext:value-type="float">
            <text:p>1415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3362" calcext:value-type="float">
            <text:p>336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6]/[.Q6]" office:value-type="float" office:value="1.08678955453149" calcext:value-type="float">
            <text:p>1.0867895545</text:p>
          </table:table-cell>
          <table:table-cell table:formula="of:=[.G6]/[.R6]" office:value-type="float" office:value="1.03123140987507" calcext:value-type="float">
            <text:p>1.0312314099</text:p>
          </table:table-cell>
          <table:table-cell table:formula="of:=[.H6]/[.S6]" office:value-type="float" office:value="1" calcext:value-type="float">
            <text:p>1</text:p>
          </table:table-cell>
          <table:table-cell table:formula="of:=[.I6]/[.T6]" office:value-type="float" office:value="1.14285714285714" calcext:value-type="float">
            <text:p>1.1428571429</text:p>
          </table:table-cell>
          <table:table-cell table:formula="of:=[.J6]/[.U6]" office:value-type="float" office:value="1.05763688760807" calcext:value-type="float">
            <text:p>1.0576368876</text:p>
          </table:table-cell>
          <table:table-cell table:formula="of:=[.K6]/[.V6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05" calcext:value-type="float">
            <text:p>1405</text:p>
          </table:table-cell>
          <table:table-cell table:style-name="ce1" office:value-type="float" office:value="3468" calcext:value-type="float">
            <text:p>346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03" calcext:value-type="float">
            <text:p>1403</text:p>
          </table:table-cell>
          <table:table-cell table:style-name="ce1" office:value-type="float" office:value="3469" calcext:value-type="float">
            <text:p>3469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7]/[.Q7]" office:value-type="float" office:value="1.00142551674982" calcext:value-type="float">
            <text:p>1.0014255167</text:p>
          </table:table-cell>
          <table:table-cell table:formula="of:=[.G7]/[.R7]" office:value-type="float" office:value="0.999711732487749" calcext:value-type="float">
            <text:p>0.9997117325</text:p>
          </table:table-cell>
          <table:table-cell table:formula="of:=[.H7]/[.S7]" office:value-type="float" office:value="1" calcext:value-type="float">
            <text:p>1</text:p>
          </table:table-cell>
          <table:table-cell table:formula="of:=[.I7]/[.T7]" office:value-type="float" office:value="1" calcext:value-type="float">
            <text:p>1</text:p>
          </table:table-cell>
          <table:table-cell table:formula="of:=[.J7]/[.U7]" office:value-type="float" office:value="1" calcext:value-type="float">
            <text:p>1</text:p>
          </table:table-cell>
          <table:table-cell table:formula="of:=[.K7]/[.V7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305" calcext:value-type="float">
            <text:p>1305</text:p>
          </table:table-cell>
          <table:table-cell table:style-name="ce1" office:value-type="float" office:value="3361" calcext:value-type="float">
            <text:p>336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8]/[.Q8]" office:value-type="float" office:value="1.08045977011494" calcext:value-type="float">
            <text:p>1.0804597701</text:p>
          </table:table-cell>
          <table:table-cell table:formula="of:=[.G8]/[.R8]" office:value-type="float" office:value="1.03153823266885" calcext:value-type="float">
            <text:p>1.0315382327</text:p>
          </table:table-cell>
          <table:table-cell table:formula="of:=[.H8]/[.S8]" office:value-type="float" office:value="1" calcext:value-type="float">
            <text:p>1</text:p>
          </table:table-cell>
          <table:table-cell table:formula="of:=[.I8]/[.T8]" office:value-type="float" office:value="1.07142857142857" calcext:value-type="float">
            <text:p>1.0714285714</text:p>
          </table:table-cell>
          <table:table-cell table:formula="of:=[.J8]/[.U8]" office:value-type="float" office:value="1.02881844380403" calcext:value-type="float">
            <text:p>1.0288184438</text:p>
          </table:table-cell>
          <table:table-cell table:formula="of:=[.K8]/[.V8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374" calcext:value-type="float">
            <text:p>1374</text:p>
          </table:table-cell>
          <table:table-cell table:style-name="ce1" office:value-type="float" office:value="3412" calcext:value-type="float">
            <text:p>341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71" calcext:value-type="float">
            <text:p>1471</text:p>
          </table:table-cell>
          <table:table-cell table:style-name="ce1" office:value-type="float" office:value="3507" calcext:value-type="float">
            <text:p>350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9]/[.Q9]" office:value-type="float" office:value="0.934058463630183" calcext:value-type="float">
            <text:p>0.9340584636</text:p>
          </table:table-cell>
          <table:table-cell table:formula="of:=[.G9]/[.R9]" office:value-type="float" office:value="0.972911320216709" calcext:value-type="float">
            <text:p>0.9729113202</text:p>
          </table:table-cell>
          <table:table-cell table:formula="of:=[.H9]/[.S9]" office:value-type="float" office:value="1" calcext:value-type="float">
            <text:p>1</text:p>
          </table:table-cell>
          <table:table-cell table:formula="of:=[.I9]/[.T9]" office:value-type="float" office:value="0.9375" calcext:value-type="float">
            <text:p>0.9375</text:p>
          </table:table-cell>
          <table:table-cell table:formula="of:=[.J9]/[.U9]" office:value-type="float" office:value="0.97275204359673" calcext:value-type="float">
            <text:p>0.9727520436</text:p>
          </table:table-cell>
          <table:table-cell table:formula="of:=[.K9]/[.V9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07" calcext:value-type="float">
            <text:p>1407</text:p>
          </table:table-cell>
          <table:table-cell table:style-name="ce1" office:value-type="float" office:value="3468" calcext:value-type="float">
            <text:p>346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301" calcext:value-type="float">
            <text:p>1301</text:p>
          </table:table-cell>
          <table:table-cell table:style-name="ce1" office:value-type="float" office:value="3363" calcext:value-type="float">
            <text:p>336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10]/[.Q10]" office:value-type="float" office:value="1.0814757878555" calcext:value-type="float">
            <text:p>1.0814757879</text:p>
          </table:table-cell>
          <table:table-cell table:formula="of:=[.G10]/[.R10]" office:value-type="float" office:value="1.03122212310437" calcext:value-type="float">
            <text:p>1.0312221231</text:p>
          </table:table-cell>
          <table:table-cell table:formula="of:=[.H10]/[.S10]" office:value-type="float" office:value="1" calcext:value-type="float">
            <text:p>1</text:p>
          </table:table-cell>
          <table:table-cell table:formula="of:=[.I10]/[.T10]" office:value-type="float" office:value="1.07142857142857" calcext:value-type="float">
            <text:p>1.0714285714</text:p>
          </table:table-cell>
          <table:table-cell table:formula="of:=[.J10]/[.U10]" office:value-type="float" office:value="1.02881844380403" calcext:value-type="float">
            <text:p>1.0288184438</text:p>
          </table:table-cell>
          <table:table-cell table:formula="of:=[.K10]/[.V10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07" calcext:value-type="float">
            <text:p>1407</text:p>
          </table:table-cell>
          <table:table-cell table:style-name="ce1" office:value-type="float" office:value="3468" calcext:value-type="float">
            <text:p>346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308" calcext:value-type="float">
            <text:p>1308</text:p>
          </table:table-cell>
          <table:table-cell table:style-name="ce1" office:value-type="float" office:value="3361" calcext:value-type="float">
            <text:p>336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11]/[.Q11]" office:value-type="float" office:value="1.0756880733945" calcext:value-type="float">
            <text:p>1.0756880734</text:p>
          </table:table-cell>
          <table:table-cell table:formula="of:=[.G11]/[.R11]" office:value-type="float" office:value="1.03183576316572" calcext:value-type="float">
            <text:p>1.0318357632</text:p>
          </table:table-cell>
          <table:table-cell table:formula="of:=[.H11]/[.S11]" office:value-type="float" office:value="1" calcext:value-type="float">
            <text:p>1</text:p>
          </table:table-cell>
          <table:table-cell table:formula="of:=[.I11]/[.T11]" office:value-type="float" office:value="1.07142857142857" calcext:value-type="float">
            <text:p>1.0714285714</text:p>
          </table:table-cell>
          <table:table-cell table:formula="of:=[.J11]/[.U11]" office:value-type="float" office:value="1.02881844380403" calcext:value-type="float">
            <text:p>1.0288184438</text:p>
          </table:table-cell>
          <table:table-cell table:formula="of:=[.K11]/[.V11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305" calcext:value-type="float">
            <text:p>1305</text:p>
          </table:table-cell>
          <table:table-cell table:style-name="ce1" office:value-type="float" office:value="3361" calcext:value-type="float">
            <text:p>336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3463" calcext:value-type="float">
            <text:p>346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12]/[.Q12]" office:value-type="float" office:value="0.932142857142857" calcext:value-type="float">
            <text:p>0.9321428571</text:p>
          </table:table-cell>
          <table:table-cell table:formula="of:=[.G12]/[.R12]" office:value-type="float" office:value="0.970545769563962" calcext:value-type="float">
            <text:p>0.9705457696</text:p>
          </table:table-cell>
          <table:table-cell table:formula="of:=[.H12]/[.S12]" office:value-type="float" office:value="1" calcext:value-type="float">
            <text:p>1</text:p>
          </table:table-cell>
          <table:table-cell table:formula="of:=[.I12]/[.T12]" office:value-type="float" office:value="0.933333333333333" calcext:value-type="float">
            <text:p>0.9333333333</text:p>
          </table:table-cell>
          <table:table-cell table:formula="of:=[.J12]/[.U12]" office:value-type="float" office:value="0.971988795518207" calcext:value-type="float">
            <text:p>0.9719887955</text:p>
          </table:table-cell>
          <table:table-cell table:formula="of:=[.K12]/[.V12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1975" calcext:value-type="float">
            <text:p>197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13]/[.Q13]" office:value-type="float" office:value="1" calcext:value-type="float">
            <text:p>1</text:p>
          </table:table-cell>
          <table:table-cell table:formula="of:=[.G13]/[.R13]" office:value-type="float" office:value="1.03567035670357" calcext:value-type="float">
            <text:p>1.0356703567</text:p>
          </table:table-cell>
          <table:table-cell table:formula="of:=[.H13]/[.S13]" office:value-type="float" office:value="1.0126582278481" calcext:value-type="float">
            <text:p>1.0126582278</text:p>
          </table:table-cell>
          <table:table-cell table:formula="of:=[.I13]/[.T13]" office:value-type="float" office:value="1" calcext:value-type="float">
            <text:p>1</text:p>
          </table:table-cell>
          <table:table-cell table:formula="of:=[.J13]/[.U13]" office:value-type="float" office:value="1" calcext:value-type="float">
            <text:p>1</text:p>
          </table:table-cell>
          <table:table-cell table:formula="of:=[.K13]/[.V13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14]/[.Q14]" office:value-type="float" office:value="1" calcext:value-type="float">
            <text:p>1</text:p>
          </table:table-cell>
          <table:table-cell table:formula="of:=[.G14]/[.R14]" office:value-type="float" office:value="1" calcext:value-type="float">
            <text:p>1</text:p>
          </table:table-cell>
          <table:table-cell table:formula="of:=[.H14]/[.S14]" office:value-type="float" office:value="1" calcext:value-type="float">
            <text:p>1</text:p>
          </table:table-cell>
          <table:table-cell table:formula="of:=[.I14]/[.T14]" office:value-type="float" office:value="1" calcext:value-type="float">
            <text:p>1</text:p>
          </table:table-cell>
          <table:table-cell table:formula="of:=[.J14]/[.U14]" office:value-type="float" office:value="1" calcext:value-type="float">
            <text:p>1</text:p>
          </table:table-cell>
          <table:table-cell table:formula="of:=[.K14]/[.V14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184" calcext:value-type="float">
            <text:p>1184</text:p>
          </table:table-cell>
          <table:table-cell table:style-name="ce1" office:value-type="float" office:value="2989" calcext:value-type="float">
            <text:p>2989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091" calcext:value-type="float">
            <text:p>1091</text:p>
          </table:table-cell>
          <table:table-cell table:style-name="ce1" office:value-type="float" office:value="2982" calcext:value-type="float">
            <text:p>298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15]/[.Q15]" office:value-type="float" office:value="1.0852428964253" calcext:value-type="float">
            <text:p>1.0852428964</text:p>
          </table:table-cell>
          <table:table-cell table:formula="of:=[.G15]/[.R15]" office:value-type="float" office:value="1.00234741784038" calcext:value-type="float">
            <text:p>1.0023474178</text:p>
          </table:table-cell>
          <table:table-cell table:formula="of:=[.H15]/[.S15]" office:value-type="float" office:value="1" calcext:value-type="float">
            <text:p>1</text:p>
          </table:table-cell>
          <table:table-cell table:formula="of:=[.I15]/[.T15]" office:value-type="float" office:value="1" calcext:value-type="float">
            <text:p>1</text:p>
          </table:table-cell>
          <table:table-cell table:formula="of:=[.J15]/[.U15]" office:value-type="float" office:value="1" calcext:value-type="float">
            <text:p>1</text:p>
          </table:table-cell>
          <table:table-cell table:formula="of:=[.K15]/[.V15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412" calcext:value-type="float">
            <text:p>1412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409" calcext:value-type="float">
            <text:p>1409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16]/[.Q16]" office:value-type="float" office:value="1.00212916962385" calcext:value-type="float">
            <text:p>1.0021291696</text:p>
          </table:table-cell>
          <table:table-cell table:formula="of:=[.G16]/[.R16]" office:value-type="float" office:value="1" calcext:value-type="float">
            <text:p>1</text:p>
          </table:table-cell>
          <table:table-cell table:formula="of:=[.H16]/[.S16]" office:value-type="float" office:value="1" calcext:value-type="float">
            <text:p>1</text:p>
          </table:table-cell>
          <table:table-cell table:formula="of:=[.I16]/[.T16]" office:value-type="float" office:value="1" calcext:value-type="float">
            <text:p>1</text:p>
          </table:table-cell>
          <table:table-cell table:formula="of:=[.J16]/[.U16]" office:value-type="float" office:value="1" calcext:value-type="float">
            <text:p>1</text:p>
          </table:table-cell>
          <table:table-cell table:formula="of:=[.K16]/[.V16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17]/[.Q17]" office:value-type="float" office:value="1" calcext:value-type="float">
            <text:p>1</text:p>
          </table:table-cell>
          <table:table-cell table:formula="of:=[.G17]/[.R17]" office:value-type="float" office:value="1" calcext:value-type="float">
            <text:p>1</text:p>
          </table:table-cell>
          <table:table-cell table:formula="of:=[.H17]/[.S17]" office:value-type="float" office:value="1" calcext:value-type="float">
            <text:p>1</text:p>
          </table:table-cell>
          <table:table-cell table:formula="of:=[.I17]/[.T17]" office:value-type="float" office:value="1" calcext:value-type="float">
            <text:p>1</text:p>
          </table:table-cell>
          <table:table-cell table:formula="of:=[.J17]/[.U17]" office:value-type="float" office:value="1" calcext:value-type="float">
            <text:p>1</text:p>
          </table:table-cell>
          <table:table-cell table:formula="of:=[.K17]/[.V17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3470" calcext:value-type="float">
            <text:p>347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415" calcext:value-type="float">
            <text:p>1415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18]/[.Q18]" office:value-type="float" office:value="0.989399293286219" calcext:value-type="float">
            <text:p>0.9893992933</text:p>
          </table:table-cell>
          <table:table-cell table:formula="of:=[.G18]/[.R18]" office:value-type="float" office:value="1.00086530141333" calcext:value-type="float">
            <text:p>1.0008653014</text:p>
          </table:table-cell>
          <table:table-cell table:formula="of:=[.H18]/[.S18]" office:value-type="float" office:value="1" calcext:value-type="float">
            <text:p>1</text:p>
          </table:table-cell>
          <table:table-cell table:formula="of:=[.I18]/[.T18]" office:value-type="float" office:value="1" calcext:value-type="float">
            <text:p>1</text:p>
          </table:table-cell>
          <table:table-cell table:formula="of:=[.J18]/[.U18]" office:value-type="float" office:value="1" calcext:value-type="float">
            <text:p>1</text:p>
          </table:table-cell>
          <table:table-cell table:formula="of:=[.K18]/[.V18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325" calcext:value-type="float">
            <text:p>1325</text:p>
          </table:table-cell>
          <table:table-cell table:style-name="ce1" office:value-type="float" office:value="3362" calcext:value-type="float">
            <text:p>336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427" calcext:value-type="float">
            <text:p>1427</text:p>
          </table:table-cell>
          <table:table-cell table:style-name="ce1" office:value-type="float" office:value="3469" calcext:value-type="float">
            <text:p>3469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19]/[.Q19]" office:value-type="float" office:value="0.928521373510862" calcext:value-type="float">
            <text:p>0.9285213735</text:p>
          </table:table-cell>
          <table:table-cell table:formula="of:=[.G19]/[.R19]" office:value-type="float" office:value="0.969155376189103" calcext:value-type="float">
            <text:p>0.9691553762</text:p>
          </table:table-cell>
          <table:table-cell table:formula="of:=[.H19]/[.S19]" office:value-type="float" office:value="1" calcext:value-type="float">
            <text:p>1</text:p>
          </table:table-cell>
          <table:table-cell table:formula="of:=[.I19]/[.T19]" office:value-type="float" office:value="0.933333333333333" calcext:value-type="float">
            <text:p>0.9333333333</text:p>
          </table:table-cell>
          <table:table-cell table:formula="of:=[.J19]/[.U19]" office:value-type="float" office:value="0.971988795518207" calcext:value-type="float">
            <text:p>0.9719887955</text:p>
          </table:table-cell>
          <table:table-cell table:formula="of:=[.K19]/[.V19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3362" calcext:value-type="float">
            <text:p>336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office:value-type="float" office:value="3247" calcext:value-type="float">
            <text:p>324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20]/[.Q20]" office:value-type="float" office:value="1.07514450867052" calcext:value-type="float">
            <text:p>1.0751445087</text:p>
          </table:table-cell>
          <table:table-cell table:formula="of:=[.G20]/[.R20]" office:value-type="float" office:value="1.03541730828457" calcext:value-type="float">
            <text:p>1.0354173083</text:p>
          </table:table-cell>
          <table:table-cell table:formula="of:=[.H20]/[.S20]" office:value-type="float" office:value="1" calcext:value-type="float">
            <text:p>1</text:p>
          </table:table-cell>
          <table:table-cell table:formula="of:=[.I20]/[.T20]" office:value-type="float" office:value="1.07692307692308" calcext:value-type="float">
            <text:p>1.0769230769</text:p>
          </table:table-cell>
          <table:table-cell table:formula="of:=[.J20]/[.U20]" office:value-type="float" office:value="1.0327380952381" calcext:value-type="float">
            <text:p>1.0327380952</text:p>
          </table:table-cell>
          <table:table-cell table:formula="of:=[.K20]/[.V20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317" calcext:value-type="float">
            <text:p>1317</text:p>
          </table:table-cell>
          <table:table-cell table:style-name="ce1" office:value-type="float" office:value="3361" calcext:value-type="float">
            <text:p>336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21]/[.Q21]" office:value-type="float" office:value="0.911161731207289" calcext:value-type="float">
            <text:p>0.9111617312</text:p>
          </table:table-cell>
          <table:table-cell table:formula="of:=[.G21]/[.R21]" office:value-type="float" office:value="0.966974114846772" calcext:value-type="float">
            <text:p>0.9669741148</text:p>
          </table:table-cell>
          <table:table-cell table:formula="of:=[.H21]/[.S21]" office:value-type="float" office:value="1" calcext:value-type="float">
            <text:p>1</text:p>
          </table:table-cell>
          <table:table-cell table:formula="of:=[.I21]/[.T21]" office:value-type="float" office:value="0.928571428571429" calcext:value-type="float">
            <text:p>0.9285714286</text:p>
          </table:table-cell>
          <table:table-cell table:formula="of:=[.J21]/[.U21]" office:value-type="float" office:value="0.968299711815562" calcext:value-type="float">
            <text:p>0.9682997118</text:p>
          </table:table-cell>
          <table:table-cell table:formula="of:=[.K21]/[.V21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3450" calcext:value-type="float">
            <text:p>345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3444" calcext:value-type="float">
            <text:p>344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22]/[.Q22]" office:value-type="float" office:value="1" calcext:value-type="float">
            <text:p>1</text:p>
          </table:table-cell>
          <table:table-cell table:formula="of:=[.G22]/[.R22]" office:value-type="float" office:value="1.00174216027875" calcext:value-type="float">
            <text:p>1.0017421603</text:p>
          </table:table-cell>
          <table:table-cell table:formula="of:=[.H22]/[.S22]" office:value-type="float" office:value="1" calcext:value-type="float">
            <text:p>1</text:p>
          </table:table-cell>
          <table:table-cell table:formula="of:=[.I22]/[.T22]" office:value-type="float" office:value="1" calcext:value-type="float">
            <text:p>1</text:p>
          </table:table-cell>
          <table:table-cell table:formula="of:=[.J22]/[.U22]" office:value-type="float" office:value="1" calcext:value-type="float">
            <text:p>1</text:p>
          </table:table-cell>
          <table:table-cell table:formula="of:=[.K22]/[.V22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3470" calcext:value-type="float">
            <text:p>347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409" calcext:value-type="float">
            <text:p>1409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23]/[.Q23]" office:value-type="float" office:value="1.01348474095103" calcext:value-type="float">
            <text:p>1.013484741</text:p>
          </table:table-cell>
          <table:table-cell table:formula="of:=[.G23]/[.R23]" office:value-type="float" office:value="1.00086530141333" calcext:value-type="float">
            <text:p>1.0008653014</text:p>
          </table:table-cell>
          <table:table-cell table:formula="of:=[.H23]/[.S23]" office:value-type="float" office:value="1" calcext:value-type="float">
            <text:p>1</text:p>
          </table:table-cell>
          <table:table-cell table:formula="of:=[.I23]/[.T23]" office:value-type="float" office:value="1" calcext:value-type="float">
            <text:p>1</text:p>
          </table:table-cell>
          <table:table-cell table:formula="of:=[.J23]/[.U23]" office:value-type="float" office:value="1" calcext:value-type="float">
            <text:p>1</text:p>
          </table:table-cell>
          <table:table-cell table:formula="of:=[.K23]/[.V23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3361" calcext:value-type="float">
            <text:p>336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309" calcext:value-type="float">
            <text:p>1309</text:p>
          </table:table-cell>
          <table:table-cell table:style-name="ce1" office:value-type="float" office:value="3361" calcext:value-type="float">
            <text:p>336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24]/[.Q24]" office:value-type="float" office:value="1.00076394194041" calcext:value-type="float">
            <text:p>1.0007639419</text:p>
          </table:table-cell>
          <table:table-cell table:formula="of:=[.G24]/[.R24]" office:value-type="float" office:value="1" calcext:value-type="float">
            <text:p>1</text:p>
          </table:table-cell>
          <table:table-cell table:formula="of:=[.H24]/[.S24]" office:value-type="float" office:value="1" calcext:value-type="float">
            <text:p>1</text:p>
          </table:table-cell>
          <table:table-cell table:formula="of:=[.I24]/[.T24]" office:value-type="float" office:value="1" calcext:value-type="float">
            <text:p>1</text:p>
          </table:table-cell>
          <table:table-cell table:formula="of:=[.J24]/[.U24]" office:value-type="float" office:value="1" calcext:value-type="float">
            <text:p>1</text:p>
          </table:table-cell>
          <table:table-cell table:formula="of:=[.K24]/[.V24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309" calcext:value-type="float">
            <text:p>1309</text:p>
          </table:table-cell>
          <table:table-cell table:style-name="ce1" office:value-type="float" office:value="3361" calcext:value-type="float">
            <text:p>336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201" calcext:value-type="float">
            <text:p>1201</text:p>
          </table:table-cell>
          <table:table-cell table:style-name="ce1" office:value-type="float" office:value="3249" calcext:value-type="float">
            <text:p>3249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25]/[.Q25]" office:value-type="float" office:value="1.08992506244796" calcext:value-type="float">
            <text:p>1.0899250624</text:p>
          </table:table-cell>
          <table:table-cell table:formula="of:=[.G25]/[.R25]" office:value-type="float" office:value="1.03447214527547" calcext:value-type="float">
            <text:p>1.0344721453</text:p>
          </table:table-cell>
          <table:table-cell table:formula="of:=[.H25]/[.S25]" office:value-type="float" office:value="1" calcext:value-type="float">
            <text:p>1</text:p>
          </table:table-cell>
          <table:table-cell table:formula="of:=[.I25]/[.T25]" office:value-type="float" office:value="1.07692307692308" calcext:value-type="float">
            <text:p>1.0769230769</text:p>
          </table:table-cell>
          <table:table-cell table:formula="of:=[.J25]/[.U25]" office:value-type="float" office:value="1.0327380952381" calcext:value-type="float">
            <text:p>1.0327380952</text:p>
          </table:table-cell>
          <table:table-cell table:formula="of:=[.K25]/[.V25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26]/[.Q26]" office:value-type="float" office:value="1" calcext:value-type="float">
            <text:p>1</text:p>
          </table:table-cell>
          <table:table-cell table:formula="of:=[.G26]/[.R26]" office:value-type="float" office:value="0.946341463414634" calcext:value-type="float">
            <text:p>0.9463414634</text:p>
          </table:table-cell>
          <table:table-cell table:formula="of:=[.H26]/[.S26]" office:value-type="float" office:value="1" calcext:value-type="float">
            <text:p>1</text:p>
          </table:table-cell>
          <table:table-cell table:formula="of:=[.I26]/[.T26]" office:value-type="float" office:value="1" calcext:value-type="float">
            <text:p>1</text:p>
          </table:table-cell>
          <table:table-cell table:formula="of:=[.J26]/[.U26]" office:value-type="float" office:value="1" calcext:value-type="float">
            <text:p>1</text:p>
          </table:table-cell>
          <table:table-cell table:formula="of:=[.K26]/[.V26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27]/[.Q27]" office:value-type="float" office:value="1" calcext:value-type="float">
            <text:p>1</text:p>
          </table:table-cell>
          <table:table-cell table:formula="of:=[.G27]/[.R27]" office:value-type="float" office:value="1" calcext:value-type="float">
            <text:p>1</text:p>
          </table:table-cell>
          <table:table-cell table:formula="of:=[.H27]/[.S27]" office:value-type="float" office:value="1" calcext:value-type="float">
            <text:p>1</text:p>
          </table:table-cell>
          <table:table-cell table:formula="of:=[.I27]/[.T27]" office:value-type="float" office:value="1" calcext:value-type="float">
            <text:p>1</text:p>
          </table:table-cell>
          <table:table-cell table:formula="of:=[.J27]/[.U27]" office:value-type="float" office:value="1" calcext:value-type="float">
            <text:p>1</text:p>
          </table:table-cell>
          <table:table-cell table:formula="of:=[.K27]/[.V27]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LOG/NO LO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F2]/[.F15]" office:value-type="float" office:value="1.80405405405405" calcext:value-type="float">
            <text:p>1.8040540541</text:p>
          </table:table-cell>
          <table:table-cell table:formula="of:=[.G2]/[.G15]" office:value-type="float" office:value="1.32218133154901" calcext:value-type="float">
            <text:p>1.3221813315</text:p>
          </table:table-cell>
          <table:table-cell table:formula="of:=[.H2]/[.H15]" office:value-type="float" office:value="1" calcext:value-type="float">
            <text:p>1</text:p>
          </table:table-cell>
          <table:table-cell table:formula="of:=[.I2]/[.I15]" office:value-type="float" office:value="1.5" calcext:value-type="float">
            <text:p>1.5</text:p>
          </table:table-cell>
          <table:table-cell table:formula="of:=[.J2]/[.J15]" office:value-type="float" office:value="1.145" calcext:value-type="float">
            <text:p>1.145</text:p>
          </table:table-cell>
          <table:table-cell table:formula="of:=[.K2]/[.K15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Q2]/[.Q15]" office:value-type="float" office:value="0.950504124656279" calcext:value-type="float">
            <text:p>0.9505041247</text:p>
          </table:table-cell>
          <table:table-cell table:formula="of:=[.R2]/[.R15]" office:value-type="float" office:value="1.00268276324614" calcext:value-type="float">
            <text:p>1.0026827632</text:p>
          </table:table-cell>
          <table:table-cell table:formula="of:=[.S2]/[.S15]" office:value-type="float" office:value="1" calcext:value-type="float">
            <text:p>1</text:p>
          </table:table-cell>
          <table:table-cell table:formula="of:=[.T2]/[.T15]" office:value-type="float" office:value="1" calcext:value-type="float">
            <text:p>1</text:p>
          </table:table-cell>
          <table:table-cell table:formula="of:=[.U2]/[.U15]" office:value-type="float" office:value="1" calcext:value-type="float">
            <text:p>1</text:p>
          </table:table-cell>
          <table:table-cell table:formula="of:=[.V2]/[.V15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F3]/[.F16]" office:value-type="float" office:value="0.930594900849858" calcext:value-type="float">
            <text:p>0.9305949008</text:p>
          </table:table-cell>
          <table:table-cell table:formula="of:=[.G3]/[.G16]" office:value-type="float" office:value="0.969137582924719" calcext:value-type="float">
            <text:p>0.9691375829</text:p>
          </table:table-cell>
          <table:table-cell table:formula="of:=[.H3]/[.H16]" office:value-type="float" office:value="1" calcext:value-type="float">
            <text:p>1</text:p>
          </table:table-cell>
          <table:table-cell table:formula="of:=[.I3]/[.I16]" office:value-type="float" office:value="0.933333333333333" calcext:value-type="float">
            <text:p>0.9333333333</text:p>
          </table:table-cell>
          <table:table-cell table:formula="of:=[.J3]/[.J16]" office:value-type="float" office:value="0.971988795518207" calcext:value-type="float">
            <text:p>0.9719887955</text:p>
          </table:table-cell>
          <table:table-cell table:formula="of:=[.K3]/[.K16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Q3]/[.Q16]" office:value-type="float" office:value="0.997161107168204" calcext:value-type="float">
            <text:p>0.9971611072</text:p>
          </table:table-cell>
          <table:table-cell table:formula="of:=[.R3]/[.R16]" office:value-type="float" office:value="1.00028843380444" calcext:value-type="float">
            <text:p>1.0002884338</text:p>
          </table:table-cell>
          <table:table-cell table:formula="of:=[.S3]/[.S16]" office:value-type="float" office:value="1" calcext:value-type="float">
            <text:p>1</text:p>
          </table:table-cell>
          <table:table-cell table:formula="of:=[.T3]/[.T16]" office:value-type="float" office:value="1" calcext:value-type="float">
            <text:p>1</text:p>
          </table:table-cell>
          <table:table-cell table:formula="of:=[.U3]/[.U16]" office:value-type="float" office:value="1" calcext:value-type="float">
            <text:p>1</text:p>
          </table:table-cell>
          <table:table-cell table:formula="of:=[.V3]/[.V16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F4]/[.F17]" office:value-type="float" office:value="1" calcext:value-type="float">
            <text:p>1</text:p>
          </table:table-cell>
          <table:table-cell table:formula="of:=[.G4]/[.G17]" office:value-type="float" office:value="1" calcext:value-type="float">
            <text:p>1</text:p>
          </table:table-cell>
          <table:table-cell table:formula="of:=[.H4]/[.H17]" office:value-type="float" office:value="1" calcext:value-type="float">
            <text:p>1</text:p>
          </table:table-cell>
          <table:table-cell table:formula="of:=[.I4]/[.I17]" office:value-type="float" office:value="1" calcext:value-type="float">
            <text:p>1</text:p>
          </table:table-cell>
          <table:table-cell table:formula="of:=[.J4]/[.J17]" office:value-type="float" office:value="1" calcext:value-type="float">
            <text:p>1</text:p>
          </table:table-cell>
          <table:table-cell table:formula="of:=[.K4]/[.K17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Q4]/[.Q17]" office:value-type="float" office:value="1" calcext:value-type="float">
            <text:p>1</text:p>
          </table:table-cell>
          <table:table-cell table:formula="of:=[.R4]/[.R17]" office:value-type="float" office:value="1" calcext:value-type="float">
            <text:p>1</text:p>
          </table:table-cell>
          <table:table-cell table:formula="of:=[.S4]/[.S17]" office:value-type="float" office:value="1" calcext:value-type="float">
            <text:p>1</text:p>
          </table:table-cell>
          <table:table-cell table:formula="of:=[.T4]/[.T17]" office:value-type="float" office:value="1" calcext:value-type="float">
            <text:p>1</text:p>
          </table:table-cell>
          <table:table-cell table:formula="of:=[.U4]/[.U17]" office:value-type="float" office:value="1" calcext:value-type="float">
            <text:p>1</text:p>
          </table:table-cell>
          <table:table-cell table:formula="of:=[.V4]/[.V17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F5]/[.F18]" office:value-type="float" office:value="0.923571428571429" calcext:value-type="float">
            <text:p>0.9235714286</text:p>
          </table:table-cell>
          <table:table-cell table:formula="of:=[.G5]/[.G18]" office:value-type="float" office:value="0.963112391930836" calcext:value-type="float">
            <text:p>0.9631123919</text:p>
          </table:table-cell>
          <table:table-cell table:formula="of:=[.H5]/[.H18]" office:value-type="float" office:value="1" calcext:value-type="float">
            <text:p>1</text:p>
          </table:table-cell>
          <table:table-cell table:formula="of:=[.I5]/[.I18]" office:value-type="float" office:value="0.933333333333333" calcext:value-type="float">
            <text:p>0.9333333333</text:p>
          </table:table-cell>
          <table:table-cell table:formula="of:=[.J5]/[.J18]" office:value-type="float" office:value="0.971988795518207" calcext:value-type="float">
            <text:p>0.9719887955</text:p>
          </table:table-cell>
          <table:table-cell table:formula="of:=[.K5]/[.K18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Q5]/[.Q18]" office:value-type="float" office:value="0.92791519434629" calcext:value-type="float">
            <text:p>0.9279151943</text:p>
          </table:table-cell>
          <table:table-cell table:formula="of:=[.R5]/[.R18]" office:value-type="float" office:value="0.969137582924719" calcext:value-type="float">
            <text:p>0.9691375829</text:p>
          </table:table-cell>
          <table:table-cell table:formula="of:=[.S5]/[.S18]" office:value-type="float" office:value="1" calcext:value-type="float">
            <text:p>1</text:p>
          </table:table-cell>
          <table:table-cell table:formula="of:=[.T5]/[.T18]" office:value-type="float" office:value="0.933333333333333" calcext:value-type="float">
            <text:p>0.9333333333</text:p>
          </table:table-cell>
          <table:table-cell table:formula="of:=[.U5]/[.U18]" office:value-type="float" office:value="0.971988795518207" calcext:value-type="float">
            <text:p>0.9719887955</text:p>
          </table:table-cell>
          <table:table-cell table:formula="of:=[.V5]/[.V18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F6]/[.F19]" office:value-type="float" office:value="1.06792452830189" calcext:value-type="float">
            <text:p>1.0679245283</text:p>
          </table:table-cell>
          <table:table-cell table:formula="of:=[.G6]/[.G19]" office:value-type="float" office:value="1.03123140987507" calcext:value-type="float">
            <text:p>1.0312314099</text:p>
          </table:table-cell>
          <table:table-cell table:formula="of:=[.H6]/[.H19]" office:value-type="float" office:value="1" calcext:value-type="float">
            <text:p>1</text:p>
          </table:table-cell>
          <table:table-cell table:formula="of:=[.I6]/[.I19]" office:value-type="float" office:value="1.14285714285714" calcext:value-type="float">
            <text:p>1.1428571429</text:p>
          </table:table-cell>
          <table:table-cell table:formula="of:=[.J6]/[.J19]" office:value-type="float" office:value="1.05763688760807" calcext:value-type="float">
            <text:p>1.0576368876</text:p>
          </table:table-cell>
          <table:table-cell table:formula="of:=[.K6]/[.K19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Q6]/[.Q19]" office:value-type="float" office:value="0.912403644008409" calcext:value-type="float">
            <text:p>0.912403644</text:p>
          </table:table-cell>
          <table:table-cell table:formula="of:=[.R6]/[.R19]" office:value-type="float" office:value="0.969155376189103" calcext:value-type="float">
            <text:p>0.9691553762</text:p>
          </table:table-cell>
          <table:table-cell table:formula="of:=[.S6]/[.S19]" office:value-type="float" office:value="1" calcext:value-type="float">
            <text:p>1</text:p>
          </table:table-cell>
          <table:table-cell table:formula="of:=[.T6]/[.T19]" office:value-type="float" office:value="0.933333333333333" calcext:value-type="float">
            <text:p>0.9333333333</text:p>
          </table:table-cell>
          <table:table-cell table:formula="of:=[.U6]/[.U19]" office:value-type="float" office:value="0.971988795518207" calcext:value-type="float">
            <text:p>0.9719887955</text:p>
          </table:table-cell>
          <table:table-cell table:formula="of:=[.V6]/[.V19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F7]/[.F20]" office:value-type="float" office:value="1.07910906298003" calcext:value-type="float">
            <text:p>1.079109063</text:p>
          </table:table-cell>
          <table:table-cell table:formula="of:=[.G7]/[.G20]" office:value-type="float" office:value="1.03152885187388" calcext:value-type="float">
            <text:p>1.0315288519</text:p>
          </table:table-cell>
          <table:table-cell table:formula="of:=[.H7]/[.H20]" office:value-type="float" office:value="1" calcext:value-type="float">
            <text:p>1</text:p>
          </table:table-cell>
          <table:table-cell table:formula="of:=[.I7]/[.I20]" office:value-type="float" office:value="1.07142857142857" calcext:value-type="float">
            <text:p>1.0714285714</text:p>
          </table:table-cell>
          <table:table-cell table:formula="of:=[.J7]/[.J20]" office:value-type="float" office:value="1.02881844380403" calcext:value-type="float">
            <text:p>1.0288184438</text:p>
          </table:table-cell>
          <table:table-cell table:formula="of:=[.K7]/[.K20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Q7]/[.Q20]" office:value-type="float" office:value="1.15854665565648" calcext:value-type="float">
            <text:p>1.1585466557</text:p>
          </table:table-cell>
          <table:table-cell table:formula="of:=[.R7]/[.R20]" office:value-type="float" office:value="1.06837080381891" calcext:value-type="float">
            <text:p>1.0683708038</text:p>
          </table:table-cell>
          <table:table-cell table:formula="of:=[.S7]/[.S20]" office:value-type="float" office:value="1" calcext:value-type="float">
            <text:p>1</text:p>
          </table:table-cell>
          <table:table-cell table:formula="of:=[.T7]/[.T20]" office:value-type="float" office:value="1.15384615384615" calcext:value-type="float">
            <text:p>1.1538461538</text:p>
          </table:table-cell>
          <table:table-cell table:formula="of:=[.U7]/[.U20]" office:value-type="float" office:value="1.0625" calcext:value-type="float">
            <text:p>1.0625</text:p>
          </table:table-cell>
          <table:table-cell table:formula="of:=[.V7]/[.V20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F8]/[.F21]" office:value-type="float" office:value="1.175" calcext:value-type="float">
            <text:p>1.175</text:p>
          </table:table-cell>
          <table:table-cell table:formula="of:=[.G8]/[.G21]" office:value-type="float" office:value="1.06676923076923" calcext:value-type="float">
            <text:p>1.0667692308</text:p>
          </table:table-cell>
          <table:table-cell table:formula="of:=[.H8]/[.H21]" office:value-type="float" office:value="1" calcext:value-type="float">
            <text:p>1</text:p>
          </table:table-cell>
          <table:table-cell table:formula="of:=[.I8]/[.I21]" office:value-type="float" office:value="1.15384615384615" calcext:value-type="float">
            <text:p>1.1538461538</text:p>
          </table:table-cell>
          <table:table-cell table:formula="of:=[.J8]/[.J21]" office:value-type="float" office:value="1.0625" calcext:value-type="float">
            <text:p>1.0625</text:p>
          </table:table-cell>
          <table:table-cell table:formula="of:=[.K8]/[.K21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Q8]/[.Q21]" office:value-type="float" office:value="0.990888382687927" calcext:value-type="float">
            <text:p>0.9908883827</text:p>
          </table:table-cell>
          <table:table-cell table:formula="of:=[.R8]/[.R21]" office:value-type="float" office:value="1" calcext:value-type="float">
            <text:p>1</text:p>
          </table:table-cell>
          <table:table-cell table:formula="of:=[.S8]/[.S21]" office:value-type="float" office:value="1" calcext:value-type="float">
            <text:p>1</text:p>
          </table:table-cell>
          <table:table-cell table:formula="of:=[.T8]/[.T21]" office:value-type="float" office:value="1" calcext:value-type="float">
            <text:p>1</text:p>
          </table:table-cell>
          <table:table-cell table:formula="of:=[.U8]/[.U21]" office:value-type="float" office:value="1" calcext:value-type="float">
            <text:p>1</text:p>
          </table:table-cell>
          <table:table-cell table:formula="of:=[.V8]/[.V21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9]/[.F22]" office:value-type="float" office:value="0.981428571428571" calcext:value-type="float">
            <text:p>0.9814285714</text:p>
          </table:table-cell>
          <table:table-cell table:formula="of:=[.G9]/[.G22]" office:value-type="float" office:value="0.988985507246377" calcext:value-type="float">
            <text:p>0.9889855072</text:p>
          </table:table-cell>
          <table:table-cell table:formula="of:=[.H9]/[.H22]" office:value-type="float" office:value="1" calcext:value-type="float">
            <text:p>1</text:p>
          </table:table-cell>
          <table:table-cell table:formula="of:=[.I9]/[.I22]" office:value-type="float" office:value="1" calcext:value-type="float">
            <text:p>1</text:p>
          </table:table-cell>
          <table:table-cell table:formula="of:=[.J9]/[.J22]" office:value-type="float" office:value="1" calcext:value-type="float">
            <text:p>1</text:p>
          </table:table-cell>
          <table:table-cell table:formula="of:=[.K9]/[.K22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Q9]/[.Q22]" office:value-type="float" office:value="1.05071428571429" calcext:value-type="float">
            <text:p>1.0507142857</text:p>
          </table:table-cell>
          <table:table-cell table:formula="of:=[.R9]/[.R22]" office:value-type="float" office:value="1.01829268292683" calcext:value-type="float">
            <text:p>1.0182926829</text:p>
          </table:table-cell>
          <table:table-cell table:formula="of:=[.S9]/[.S22]" office:value-type="float" office:value="1" calcext:value-type="float">
            <text:p>1</text:p>
          </table:table-cell>
          <table:table-cell table:formula="of:=[.T9]/[.T22]" office:value-type="float" office:value="1.06666666666667" calcext:value-type="float">
            <text:p>1.0666666667</text:p>
          </table:table-cell>
          <table:table-cell table:formula="of:=[.U9]/[.U22]" office:value-type="float" office:value="1.02801120448179" calcext:value-type="float">
            <text:p>1.0280112045</text:p>
          </table:table-cell>
          <table:table-cell table:formula="of:=[.V9]/[.V22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formula="of:=[.F10]/[.F23]" office:value-type="float" office:value="0.985294117647059" calcext:value-type="float">
            <text:p>0.9852941176</text:p>
          </table:table-cell>
          <table:table-cell table:formula="of:=[.G10]/[.G23]" office:value-type="float" office:value="0.999423631123919" calcext:value-type="float">
            <text:p>0.9994236311</text:p>
          </table:table-cell>
          <table:table-cell table:formula="of:=[.H10]/[.H23]" office:value-type="float" office:value="1" calcext:value-type="float">
            <text:p>1</text:p>
          </table:table-cell>
          <table:table-cell table:formula="of:=[.I10]/[.I23]" office:value-type="float" office:value="1" calcext:value-type="float">
            <text:p>1</text:p>
          </table:table-cell>
          <table:table-cell table:formula="of:=[.J10]/[.J23]" office:value-type="float" office:value="1" calcext:value-type="float">
            <text:p>1</text:p>
          </table:table-cell>
          <table:table-cell table:formula="of:=[.K10]/[.K23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formula="of:=[.Q10]/[.Q23]" office:value-type="float" office:value="0.923349893541519" calcext:value-type="float">
            <text:p>0.9233498935</text:p>
          </table:table-cell>
          <table:table-cell table:formula="of:=[.R10]/[.R23]" office:value-type="float" office:value="0.970002884338044" calcext:value-type="float">
            <text:p>0.9700028843</text:p>
          </table:table-cell>
          <table:table-cell table:formula="of:=[.S10]/[.S23]" office:value-type="float" office:value="1" calcext:value-type="float">
            <text:p>1</text:p>
          </table:table-cell>
          <table:table-cell table:formula="of:=[.T10]/[.T23]" office:value-type="float" office:value="0.933333333333333" calcext:value-type="float">
            <text:p>0.9333333333</text:p>
          </table:table-cell>
          <table:table-cell table:formula="of:=[.U10]/[.U23]" office:value-type="float" office:value="0.971988795518207" calcext:value-type="float">
            <text:p>0.9719887955</text:p>
          </table:table-cell>
          <table:table-cell table:formula="of:=[.V10]/[.V23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F11]/[.F24]" office:value-type="float" office:value="1.07404580152672" calcext:value-type="float">
            <text:p>1.0740458015</text:p>
          </table:table-cell>
          <table:table-cell table:formula="of:=[.G11]/[.G24]" office:value-type="float" office:value="1.03183576316572" calcext:value-type="float">
            <text:p>1.0318357632</text:p>
          </table:table-cell>
          <table:table-cell table:formula="of:=[.H11]/[.H24]" office:value-type="float" office:value="1" calcext:value-type="float">
            <text:p>1</text:p>
          </table:table-cell>
          <table:table-cell table:formula="of:=[.I11]/[.I24]" office:value-type="float" office:value="1.07142857142857" calcext:value-type="float">
            <text:p>1.0714285714</text:p>
          </table:table-cell>
          <table:table-cell table:formula="of:=[.J11]/[.J24]" office:value-type="float" office:value="1.02881844380403" calcext:value-type="float">
            <text:p>1.0288184438</text:p>
          </table:table-cell>
          <table:table-cell table:formula="of:=[.K11]/[.K24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[.Q11]/[.Q24]" office:value-type="float" office:value="0.999236058059588" calcext:value-type="float">
            <text:p>0.9992360581</text:p>
          </table:table-cell>
          <table:table-cell table:formula="of:=[.R11]/[.R24]" office:value-type="float" office:value="1" calcext:value-type="float">
            <text:p>1</text:p>
          </table:table-cell>
          <table:table-cell table:formula="of:=[.S11]/[.S24]" office:value-type="float" office:value="1" calcext:value-type="float">
            <text:p>1</text:p>
          </table:table-cell>
          <table:table-cell table:formula="of:=[.T11]/[.T24]" office:value-type="float" office:value="1" calcext:value-type="float">
            <text:p>1</text:p>
          </table:table-cell>
          <table:table-cell table:formula="of:=[.U11]/[.U24]" office:value-type="float" office:value="1" calcext:value-type="float">
            <text:p>1</text:p>
          </table:table-cell>
          <table:table-cell table:formula="of:=[.V11]/[.V24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formula="of:=[.F12]/[.F25]" office:value-type="float" office:value="0.99694423223835" calcext:value-type="float">
            <text:p>0.9969442322</text:p>
          </table:table-cell>
          <table:table-cell table:formula="of:=[.G12]/[.G25]" office:value-type="float" office:value="1" calcext:value-type="float">
            <text:p>1</text:p>
          </table:table-cell>
          <table:table-cell table:formula="of:=[.H12]/[.H25]" office:value-type="float" office:value="1" calcext:value-type="float">
            <text:p>1</text:p>
          </table:table-cell>
          <table:table-cell table:formula="of:=[.I12]/[.I25]" office:value-type="float" office:value="1" calcext:value-type="float">
            <text:p>1</text:p>
          </table:table-cell>
          <table:table-cell table:formula="of:=[.J12]/[.J25]" office:value-type="float" office:value="1" calcext:value-type="float">
            <text:p>1</text:p>
          </table:table-cell>
          <table:table-cell table:formula="of:=[.K12]/[.K25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formula="of:=[.Q12]/[.Q25]" office:value-type="float" office:value="1.16569525395504" calcext:value-type="float">
            <text:p>1.165695254</text:p>
          </table:table-cell>
          <table:table-cell table:formula="of:=[.R12]/[.R25]" office:value-type="float" office:value="1.06586642043706" calcext:value-type="float">
            <text:p>1.0658664204</text:p>
          </table:table-cell>
          <table:table-cell table:formula="of:=[.S12]/[.S25]" office:value-type="float" office:value="1" calcext:value-type="float">
            <text:p>1</text:p>
          </table:table-cell>
          <table:table-cell table:formula="of:=[.T12]/[.T25]" office:value-type="float" office:value="1.15384615384615" calcext:value-type="float">
            <text:p>1.1538461538</text:p>
          </table:table-cell>
          <table:table-cell table:formula="of:=[.U12]/[.U25]" office:value-type="float" office:value="1.0625" calcext:value-type="float">
            <text:p>1.0625</text:p>
          </table:table-cell>
          <table:table-cell table:formula="of:=[.V12]/[.V25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F13]/[.F26]" office:value-type="float" office:value="1" calcext:value-type="float">
            <text:p>1</text:p>
          </table:table-cell>
          <table:table-cell table:formula="of:=[.G13]/[.G26]" office:value-type="float" office:value="1.08505154639175" calcext:value-type="float">
            <text:p>1.0850515464</text:p>
          </table:table-cell>
          <table:table-cell table:formula="of:=[.H13]/[.H26]" office:value-type="float" office:value="1" calcext:value-type="float">
            <text:p>1</text:p>
          </table:table-cell>
          <table:table-cell table:formula="of:=[.I13]/[.I26]" office:value-type="float" office:value="1" calcext:value-type="float">
            <text:p>1</text:p>
          </table:table-cell>
          <table:table-cell table:formula="of:=[.J13]/[.J26]" office:value-type="float" office:value="1" calcext:value-type="float">
            <text:p>1</text:p>
          </table:table-cell>
          <table:table-cell table:formula="of:=[.K13]/[.K26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[.Q13]/[.Q26]" office:value-type="float" office:value="1" calcext:value-type="float">
            <text:p>1</text:p>
          </table:table-cell>
          <table:table-cell table:formula="of:=[.R13]/[.R26]" office:value-type="float" office:value="0.991463414634146" calcext:value-type="float">
            <text:p>0.9914634146</text:p>
          </table:table-cell>
          <table:table-cell table:formula="of:=[.S13]/[.S26]" office:value-type="float" office:value="0.9875" calcext:value-type="float">
            <text:p>0.9875</text:p>
          </table:table-cell>
          <table:table-cell table:formula="of:=[.T13]/[.T26]" office:value-type="float" office:value="1" calcext:value-type="float">
            <text:p>1</text:p>
          </table:table-cell>
          <table:table-cell table:formula="of:=[.U13]/[.U26]" office:value-type="float" office:value="1" calcext:value-type="float">
            <text:p>1</text:p>
          </table:table-cell>
          <table:table-cell table:formula="of:=[.V13]/[.V26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formula="of:=[.F14]/[.F27]" office:value-type="float" office:value="1" calcext:value-type="float">
            <text:p>1</text:p>
          </table:table-cell>
          <table:table-cell table:formula="of:=[.G14]/[.G27]" office:value-type="float" office:value="1" calcext:value-type="float">
            <text:p>1</text:p>
          </table:table-cell>
          <table:table-cell table:formula="of:=[.H14]/[.H27]" office:value-type="float" office:value="1" calcext:value-type="float">
            <text:p>1</text:p>
          </table:table-cell>
          <table:table-cell table:formula="of:=[.I14]/[.I27]" office:value-type="float" office:value="1" calcext:value-type="float">
            <text:p>1</text:p>
          </table:table-cell>
          <table:table-cell table:formula="of:=[.J14]/[.J27]" office:value-type="float" office:value="1" calcext:value-type="float">
            <text:p>1</text:p>
          </table:table-cell>
          <table:table-cell table:formula="of:=[.K14]/[.K27]" office:value-type="float" office:value="1" calcext:value-type="float">
            <text:p>1</text:p>
          </table:table-cell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formula="of:=[.Q14]/[.Q27]" office:value-type="float" office:value="1" calcext:value-type="float">
            <text:p>1</text:p>
          </table:table-cell>
          <table:table-cell table:formula="of:=[.R14]/[.R27]" office:value-type="float" office:value="1" calcext:value-type="float">
            <text:p>1</text:p>
          </table:table-cell>
          <table:table-cell table:formula="of:=[.S14]/[.S27]" office:value-type="float" office:value="1" calcext:value-type="float">
            <text:p>1</text:p>
          </table:table-cell>
          <table:table-cell table:formula="of:=[.T14]/[.T27]" office:value-type="float" office:value="1" calcext:value-type="float">
            <text:p>1</text:p>
          </table:table-cell>
          <table:table-cell table:formula="of:=[.U14]/[.U27]" office:value-type="float" office:value="1" calcext:value-type="float">
            <text:p>1</text:p>
          </table:table-cell>
          <table:table-cell table:formula="of:=[.V14]/[.V27]" office:value-type="float" office:value="1" calcext:value-type="float">
            <text:p>1</text:p>
          </table:table-cell>
          <table:table-cell table:number-columns-repeated="1002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iation of single parameters" table:style-name="ta2">
        <table:table-column table:style-name="co1" table:number-columns-repeated="1024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quests</text:p>
          </table:table-cell>
          <table:table-cell table:style-name="ce1" office:value-type="string" calcext:value-type="string">
            <text:p>concurrency</text:p>
          </table:table-cell>
          <table:table-cell table:style-name="ce1" office:value-type="string" calcext:value-type="string">
            <text:p>logging</text:p>
          </table:table-cell>
          <table:table-cell table:style-name="ce1" office:value-type="string" calcext:value-type="string">
            <text:p>avg(tx/s)</text:p>
          </table:table-cell>
          <table:table-cell table:style-name="ce1" office:value-type="string" calcext:value-type="string">
            <text:p>stddev(tx/s)</text:p>
          </table:table-cell>
          <table:table-cell table:style-name="ce1" office:value-type="string" calcext:value-type="string">
            <text:p>max(tx/s)</text:p>
          </table:table-cell>
          <table:table-cell table:style-name="ce1" office:value-type="string" calcext:value-type="string">
            <text:p>avg(blocks/s)</text:p>
          </table:table-cell>
          <table:table-cell table:style-name="ce1" office:value-type="string" calcext:value-type="string">
            <text:p>stddev(blocks/s)</text:p>
          </table:table-cell>
          <table:table-cell table:style-name="ce1" office:value-type="string" calcext:value-type="string">
            <text:p>max(blocks/s)</text:p>
          </table:table-cell>
          <table:table-cell/>
          <table:table-cell table:style-name="ce1" office:value-type="string" calcext:value-type="string">
            <text:p>(tx/s_ext)/(tx/s_int)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692" calcext:value-type="float">
            <text:p>2692</text:p>
          </table:table-cell>
          <table:table-cell table:style-name="ce1" office:value-type="float" office:value="4188" calcext:value-type="float">
            <text:p>418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29]/[.F3]" office:value-type="float" office:value="0.818722139673105" calcext:value-type="float">
            <text:p>0.818722139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4073" calcext:value-type="float">
            <text:p>407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30]/[.F4]" office:value-type="float" office:value="0.769047619047619" calcext:value-type="float">
            <text:p>0.76904761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31]/[.F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996" calcext:value-type="float">
            <text:p>3996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32]/[.F6]" office:value-type="float" office:value="0.80168986083499" calcext:value-type="float">
            <text:p>0.801689860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983" calcext:value-type="float">
            <text:p>398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33]/[.F7]" office:value-type="float" office:value="0.802104208416834" calcext:value-type="float">
            <text:p>0.802104208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4073" calcext:value-type="float">
            <text:p>407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34]/[.F8]" office:value-type="float" office:value="0.764761904761905" calcext:value-type="float">
            <text:p>0.764761904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35]/[.F9]" office:value-type="float" office:value="0.85506519558676" calcext:value-type="float">
            <text:p>0.855065195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968" calcext:value-type="float">
            <text:p>1968</text:p>
          </table:table-cell>
          <table:table-cell table:style-name="ce1" office:value-type="float" office:value="3946" calcext:value-type="float">
            <text:p>3946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36]/[.F10]" office:value-type="float" office:value="0.847560975609756" calcext:value-type="float">
            <text:p>0.847560975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997" calcext:value-type="float">
            <text:p>399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37]/[.F11]" office:value-type="float" office:value="0.845119521912351" calcext:value-type="float">
            <text:p>0.845119521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float" office:value="3974" calcext:value-type="float">
            <text:p>397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38]/[.F12]" office:value-type="float" office:value="0.805234021137393" calcext:value-type="float">
            <text:p>0.805234021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3975" calcext:value-type="float">
            <text:p>397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407" calcext:value-type="float">
            <text:p>0.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39]/[.F13]" office:value-type="float" office:value="0.80784708249497" calcext:value-type="float">
            <text:p>0.807847082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40]/[.F1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logs</text:p>
          </table:table-cell>
          <table:table-cell table:formula="of:=[.F41]/[.F1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075" calcext:value-type="float">
            <text:p>2075</text:p>
          </table:table-cell>
          <table:table-cell table:style-name="ce1" office:value-type="float" office:value="3969" calcext:value-type="float">
            <text:p>3969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42]/[.F16]" office:value-type="float" office:value="0.966265060240964" calcext:value-type="float">
            <text:p>0.966265060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903" calcext:value-type="float">
            <text:p>1903</text:p>
          </table:table-cell>
          <table:table-cell table:style-name="ce1" office:value-type="float" office:value="3922" calcext:value-type="float">
            <text:p>392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43]/[.F17]" office:value-type="float" office:value="0.791907514450867" calcext:value-type="float">
            <text:p>0.791907514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44]/[.F1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803" calcext:value-type="float">
            <text:p>1803</text:p>
          </table:table-cell>
          <table:table-cell table:style-name="ce1" office:value-type="float" office:value="3841" calcext:value-type="float">
            <text:p>384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45]/[.F19]" office:value-type="float" office:value="0.894620077648364" calcext:value-type="float">
            <text:p>0.894620077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807" calcext:value-type="float">
            <text:p>1807</text:p>
          </table:table-cell>
          <table:table-cell table:style-name="ce1" office:value-type="float" office:value="3839" calcext:value-type="float">
            <text:p>3839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46]/[.F20]" office:value-type="float" office:value="0.839513004980631" calcext:value-type="float">
            <text:p>0.83951300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801" calcext:value-type="float">
            <text:p>1801</text:p>
          </table:table-cell>
          <table:table-cell table:style-name="ce1" office:value-type="float" office:value="3842" calcext:value-type="float">
            <text:p>384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47]/[.F21]" office:value-type="float" office:value="0.845086063298168" calcext:value-type="float">
            <text:p>0.845086063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721" calcext:value-type="float">
            <text:p>1721</text:p>
          </table:table-cell>
          <table:table-cell table:style-name="ce1" office:value-type="float" office:value="3753" calcext:value-type="float">
            <text:p>375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48]/[.F22]" office:value-type="float" office:value="0.819872167344567" calcext:value-type="float">
            <text:p>0.819872167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891" calcext:value-type="float">
            <text:p>1891</text:p>
          </table:table-cell>
          <table:table-cell table:style-name="ce1" office:value-type="float" office:value="3902" calcext:value-type="float">
            <text:p>390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49]/[.F23]" office:value-type="float" office:value="0.846113167636171" calcext:value-type="float">
            <text:p>0.846113167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3838" calcext:value-type="float">
            <text:p>383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50]/[.F24]" office:value-type="float" office:value="0.886201209455745" calcext:value-type="float">
            <text:p>0.886201209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3838" calcext:value-type="float">
            <text:p>383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51]/[.F25]" office:value-type="float" office:value="0.836092715231788" calcext:value-type="float">
            <text:p>0.836092715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705" calcext:value-type="float">
            <text:p>1705</text:p>
          </table:table-cell>
          <table:table-cell table:style-name="ce1" office:value-type="float" office:value="3754" calcext:value-type="float">
            <text:p>375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52]/[.F26]" office:value-type="float" office:value="0.766568914956012" calcext:value-type="float">
            <text:p>0.76656891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831" calcext:value-type="float">
            <text:p>83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53]/[.F27]" office:value-type="float" office:value="0.777777777777778" calcext:value-type="float">
            <text:p>0.777777777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 tcp/no logs</text:p>
          </table:table-cell>
          <table:table-cell table:formula="of:=[.F54]/[.F2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204" calcext:value-type="float">
            <text:p>2204</text:p>
          </table:table-cell>
          <table:table-cell table:style-name="ce1" office:value-type="float" office:value="3944" calcext:value-type="float">
            <text:p>394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3663" calcext:value-type="float">
            <text:p>366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style-name="ce1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formula="of:=AVERAGEA([.M3:.M28])" office:value-type="string" office:string-value="0.8610450078" calcext:value-type="string">
            <text:p>0.861045007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3663" calcext:value-type="float">
            <text:p>366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01" calcext:value-type="float">
            <text:p>1601</text:p>
          </table:table-cell>
          <table:table-cell table:style-name="ce1" office:value-type="float" office:value="3660" calcext:value-type="float">
            <text:p>366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06" calcext:value-type="float">
            <text:p>1606</text:p>
          </table:table-cell>
          <table:table-cell table:style-name="ce1" office:value-type="float" office:value="3664" calcext:value-type="float">
            <text:p>366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705" calcext:value-type="float">
            <text:p>1705</text:p>
          </table:table-cell>
          <table:table-cell table:style-name="ce1" office:value-type="float" office:value="3751" calcext:value-type="float">
            <text:p>375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68" calcext:value-type="float">
            <text:p>1668</text:p>
          </table:table-cell>
          <table:table-cell table:style-name="ce1" office:value-type="float" office:value="3690" calcext:value-type="float">
            <text:p>369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97" calcext:value-type="float">
            <text:p>1697</text:p>
          </table:table-cell>
          <table:table-cell table:style-name="ce1" office:value-type="float" office:value="3746" calcext:value-type="float">
            <text:p>3746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384" calcext:value-type="float">
            <text:p>0.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3660" calcext:value-type="float">
            <text:p>366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06" calcext:value-type="float">
            <text:p>1606</text:p>
          </table:table-cell>
          <table:table-cell table:style-name="ce1" office:value-type="float" office:value="3664" calcext:value-type="float">
            <text:p>366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836" calcext:value-type="float">
            <text:p>836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3997" calcext:value-type="float">
            <text:p>399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58" calcext:value-type="float">
            <text:p>0.4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507" calcext:value-type="float">
            <text:p>1507</text:p>
          </table:table-cell>
          <table:table-cell table:style-name="ce1" office:value-type="float" office:value="3568" calcext:value-type="float">
            <text:p>356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3663" calcext:value-type="float">
            <text:p>366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517" calcext:value-type="float">
            <text:p>1517</text:p>
          </table:table-cell>
          <table:table-cell table:style-name="ce1" office:value-type="float" office:value="3568" calcext:value-type="float">
            <text:p>356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522" calcext:value-type="float">
            <text:p>1522</text:p>
          </table:table-cell>
          <table:table-cell table:style-name="ce1" office:value-type="float" office:value="3568" calcext:value-type="float">
            <text:p>356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3467" calcext:value-type="float">
            <text:p>3467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357" calcext:value-type="float">
            <text:p>0.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3640" calcext:value-type="float">
            <text:p>364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612" calcext:value-type="float">
            <text:p>1612</text:p>
          </table:table-cell>
          <table:table-cell table:style-name="ce1" office:value-type="float" office:value="3663" calcext:value-type="float">
            <text:p>366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515" calcext:value-type="float">
            <text:p>1515</text:p>
          </table:table-cell>
          <table:table-cell table:style-name="ce1" office:value-type="float" office:value="3568" calcext:value-type="float">
            <text:p>356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367" calcext:value-type="float">
            <text:p>0.3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307" calcext:value-type="float">
            <text:p>1307</text:p>
          </table:table-cell>
          <table:table-cell table:style-name="ce1" office:value-type="float" office:value="3361" calcext:value-type="float">
            <text:p>336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47" calcext:value-type="float">
            <text:p>0.3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34" calcext:value-type="float">
            <text:p>143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cp/no logs</text:p>
          </table:table-cell>
          <table:table-cell table:number-columns-repeated="1012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action rate vs. concurrency" table:style-name="ta3">
        <table:table-column table:style-name="co2" table:number-columns-repeated="1024" table:default-cell-style-name="Default"/>
        <table:table-row table:style-name="ro3">
          <table:table-cell>
            <draw:frame table:end-cell-address="'transaction rate vs. concurrency'.M39" table:end-x="38.98pt" table:end-y="7.82pt" draw:z-index="0" draw:name="Chart 1" draw:style-name="gr1" draw:text-style-name="P1" svg:width="677.96pt" svg:height="494.22pt" svg:x="0pt" svg:y="0pt">
              <loext:p draw:notify-on-update-of-ranges="'Variation of single parameters'.D10:'Variation of single parameters'.D13 'Variation of single parameters'.F10:'Variation of single parameters'.F13 'Variation of single parameters'.L13:'Variation of single parameters'.L13 'Variation of single parameters'.F23:'Variation of single parameters'.F26 'Variation of single parameters'.L26:'Variation of single parameters'.L26 'Variation of single parameters'.F36:'Variation of single parameters'.F39 'Variation of single parameters'.L39:'Variation of single parameters'.L39 'Variation of single parameters'.F49:'Variation of single parameters'.F52 'Variation of single parameters'.L52:'Variation of single parameters'.L5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transaction rate vs. requests" table:style-name="ta4">
        <table:table-column table:style-name="co2" table:number-columns-repeated="1024" table:default-cell-style-name="Default"/>
        <table:table-row table:style-name="ro3">
          <table:table-cell>
            <draw:frame table:end-cell-address="'transaction rate vs. requests'.M39" table:end-x="38.98pt" table:end-y="7.82pt" draw:z-index="0" draw:name="Chart 2" draw:style-name="gr1" draw:text-style-name="P1" svg:width="677.96pt" svg:height="494.22pt" svg:x="0pt" svg:y="0pt">
              <loext:p draw:notify-on-update-of-ranges="'Variation of single parameters'.C6:'Variation of single parameters'.C9 'Variation of single parameters'.F6:'Variation of single parameters'.F9 'Variation of single parameters'.L9:'Variation of single parameters'.L9 'Variation of single parameters'.F19:'Variation of single parameters'.F22 'Variation of single parameters'.L22:'Variation of single parameters'.L22 'Variation of single parameters'.F32:'Variation of single parameters'.F35 'Variation of single parameters'.L35:'Variation of single parameters'.L35 'Variation of single parameters'.F45:'Variation of single parameters'.F48 'Variation of single parameters'.L48:'Variation of single parameters'.L48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table table:name="transaction rate vs. time" table:style-name="ta5">
        <table:table-column table:style-name="co2" table:number-columns-repeated="1024" table:default-cell-style-name="Default"/>
        <table:table-row table:style-name="ro3">
          <table:table-cell>
            <draw:frame table:end-cell-address="'transaction rate vs. time'.M39" table:end-x="38.98pt" table:end-y="7.82pt" draw:z-index="0" draw:name="Chart 3" draw:style-name="gr1" draw:text-style-name="P1" svg:width="677.96pt" svg:height="494.22pt" svg:x="0pt" svg:y="0pt">
              <loext:p draw:notify-on-update-of-ranges="'Variation of single parameters'.B3:'Variation of single parameters'.B5 'Variation of single parameters'.F3:'Variation of single parameters'.F5 'Variation of single parameters'.L5:'Variation of single parameters'.L5 'Variation of single parameters'.L5:'Variation of single parameters'.L5 'Variation of single parameters'.F16:'Variation of single parameters'.F18 'Variation of single parameters'.L18:'Variation of single parameters'.L18 'Variation of single parameters'.L18:'Variation of single parameters'.L18 'Variation of single parameters'.F29:'Variation of single parameters'.F31 'Variation of single parameters'.L31:'Variation of single parameters'.L31 'Variation of single parameters'.L31:'Variation of single parameters'.L31 'Variation of single parameters'.F42:'Variation of single parameters'.F44 'Variation of single parameters'.L44:'Variation of single parameters'.L44 'Variation of single parameters'.L44:'Variation of single parameters'.L44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</table:table>
      <table:table table:name="Long time, low load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quests</text:p>
          </table:table-cell>
          <table:table-cell table:style-name="ce1" office:value-type="string" calcext:value-type="string">
            <text:p>concurrency</text:p>
          </table:table-cell>
          <table:table-cell table:style-name="ce1" office:value-type="string" calcext:value-type="string">
            <text:p>logging</text:p>
          </table:table-cell>
          <table:table-cell table:style-name="ce1" office:value-type="string" calcext:value-type="string">
            <text:p>avg(tx/s)</text:p>
          </table:table-cell>
          <table:table-cell table:style-name="ce1" office:value-type="string" calcext:value-type="string">
            <text:p>stddev(tx/s)</text:p>
          </table:table-cell>
          <table:table-cell table:style-name="ce1" office:value-type="string" calcext:value-type="string">
            <text:p>max(tx/s)</text:p>
          </table:table-cell>
          <table:table-cell table:style-name="ce1" office:value-type="string" calcext:value-type="string">
            <text:p>avg(blocks/s)</text:p>
          </table:table-cell>
          <table:table-cell table:style-name="ce1" office:value-type="string" calcext:value-type="string">
            <text:p>stddev(blocks/s)</text:p>
          </table:table-cell>
          <table:table-cell table:style-name="ce1" office:value-type="string" calcext:value-type="string">
            <text:p>max(blocks/s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3210" calcext:value-type="float">
            <text:p>321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4002" calcext:value-type="float">
            <text:p>4002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Ext,Log/Int,Log</text:p>
          </table:table-cell>
          <table:table-cell table:style-name="ce1" office:value-type="string" calcext:value-type="string">
            <text:p>Ext,NoLog/Int,NoLog</text:p>
          </table:table-cell>
          <table:table-cell table:style-name="ce1" office:value-type="string" calcext:value-type="string">
            <text:p>ExtLog/ExtNoLog</text:p>
          </table:table-cell>
          <table:table-cell table:style-name="ce1" office:value-type="string" calcext:value-type="string">
            <text:p>IntLog/IntNoLog</text:p>
          </table:table-cell>
          <table:table-cell table:number-columns-repeated="1020"/>
        </table:table-row>
        <table:table-row table:style-name="ro1">
          <table:table-cell table:formula="of:=[.F4]/[.F2]" office:value-type="string" office:string-value="1" calcext:value-type="string">
            <text:p>1</text:p>
          </table:table-cell>
          <table:table-cell table:formula="of:=[.F5]/[.F3]" office:value-type="string" office:string-value="1.085106383" calcext:value-type="string">
            <text:p>1.085106383</text:p>
          </table:table-cell>
          <table:table-cell table:formula="of:=[.F4]/[.F5]" office:value-type="string" office:string-value="0.9803921569" calcext:value-type="string">
            <text:p>0.9803921569</text:p>
          </table:table-cell>
          <table:table-cell table:formula="of:=[.F2]/[.F3]" office:value-type="string" office:string-value="1.063829787" calcext:value-type="string">
            <text:p>1.0638297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peat of previous test configu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quests</text:p>
          </table:table-cell>
          <table:table-cell table:style-name="ce1" office:value-type="string" calcext:value-type="string">
            <text:p>concurrency</text:p>
          </table:table-cell>
          <table:table-cell table:style-name="ce1" office:value-type="string" calcext:value-type="string">
            <text:p>logging</text:p>
          </table:table-cell>
          <table:table-cell table:style-name="ce1" office:value-type="string" calcext:value-type="string">
            <text:p>avg(tx/s)</text:p>
          </table:table-cell>
          <table:table-cell table:style-name="ce1" office:value-type="string" calcext:value-type="string">
            <text:p>stddev(tx/s)</text:p>
          </table:table-cell>
          <table:table-cell table:style-name="ce1" office:value-type="string" calcext:value-type="string">
            <text:p>max(tx/s)</text:p>
          </table:table-cell>
          <table:table-cell table:style-name="ce1" office:value-type="string" calcext:value-type="string">
            <text:p>avg(blocks/s)</text:p>
          </table:table-cell>
          <table:table-cell table:style-name="ce1" office:value-type="string" calcext:value-type="string">
            <text:p>stddev(blocks/s)</text:p>
          </table:table-cell>
          <table:table-cell table:style-name="ce1" office:value-type="string" calcext:value-type="string">
            <text:p>max(blocks/s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n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xternal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Ext,Log/Int,Log</text:p>
          </table:table-cell>
          <table:table-cell table:style-name="ce1" office:value-type="string" calcext:value-type="string">
            <text:p>Ext,NoLog/Int,NoLog</text:p>
          </table:table-cell>
          <table:table-cell table:style-name="ce1" office:value-type="string" calcext:value-type="string">
            <text:p>ExtLog/ExtNoLog</text:p>
          </table:table-cell>
          <table:table-cell table:style-name="ce1" office:value-type="string" calcext:value-type="string">
            <text:p>IntLog/IntNoLog</text:p>
          </table:table-cell>
          <table:table-cell table:number-columns-repeated="1020"/>
        </table:table-row>
        <table:table-row table:style-name="ro1">
          <table:table-cell table:formula="of:=[.F14]/[.F12]" office:value-type="string" office:string-value="1.113636364" calcext:value-type="string">
            <text:p>1.113636364</text:p>
          </table:table-cell>
          <table:table-cell table:formula="of:=[.F15]/[.F13]" office:value-type="string" office:string-value="0.9411764706" calcext:value-type="string">
            <text:p>0.9411764706</text:p>
          </table:table-cell>
          <table:table-cell table:formula="of:=[.F14]/[.F15]" office:value-type="string" office:string-value="1.020833333" calcext:value-type="string">
            <text:p>1.020833333</text:p>
          </table:table-cell>
          <table:table-cell table:formula="of:=[.F12]/[.F13]" office:value-type="string" office:string-value="0.862745098" calcext:value-type="string">
            <text:p>0.862745098</text:p>
          </table:table-cell>
          <table:table-cell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landscape" fo:margin-top="70.84pt" fo:margin-bottom="70.84pt" fo:margin-left="53.86pt" fo:margin-right="53.86pt" style:print-page-order="ttb" style:first-page-number="continue" style:scale-to-pages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itial_20_test_20_plan" style:display-name="PageStyle_Initial test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riation_20_of_20_single_20_parameters" style:display-name="PageStyle_Variation of single parame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action_20_rate_20_vs._20_concurrency" style:display-name="PageStyle_transaction rate vs. concurrenc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action_20_rate_20_vs._20_requests" style:display-name="PageStyle_transaction rate vs. reques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nsaction_20_rate_20_vs._20_time" style:display-name="PageStyle_transaction rate vs. tim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ong_20_time_2c__20_low_20_load" style:display-name="PageStyle_Long time, low lo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809" meta:object-count="3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66aa00" draw:fill-color="#66aa00"/>
      <style:text-properties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line" chart:style-name="ch1">
        <chart:plot-area chart:style-name="ch2" table:cell-range-address="'Variation of single parameters'.D10:'Variation of single parameters'.D13 'Variation of single parameters'.F10:'Variation of single parameters'.F13 'Variation of single parameters'.L13:'Variation of single parameters'.L13 'Variation of single parameters'.F23:'Variation of single parameters'.F26 'Variation of single parameters'.L26:'Variation of single parameters'.L26 'Variation of single parameters'.F36:'Variation of single parameters'.F39 'Variation of single parameters'.L39:'Variation of single parameters'.L39 'Variation of single parameters'.F49:'Variation of single parameters'.F52 'Variation of single parameters'.L52:'Variation of single parameters'.L52" chart:data-source-has-labels="column" svg:x="1.538cm" svg:y="0.348cm" svg:width="21.902cm" svg:height="15.71cm">
          <chartooo:coordinate-region svg:x="2.636cm" svg:y="0.547cm" svg:width="20.591cm" svg:height="14.864cm"/>
          <chart:axis chart:dimension="x" chart:name="primary-x" chart:style-name="ch3" chartooo:axis-type="text">
            <chart:title svg:x="11.406cm" svg:y="16.407cm" chart:style-name="ch4">
              <text:p>Connections</text:p>
            </chart:title>
            <chart:categories table:cell-range-address="'Variation of single parameters'.D10:'Variation of single parameters'.D13"/>
          </chart:axis>
          <chart:axis chart:dimension="y" chart:name="primary-y" chart:style-name="ch5">
            <chart:title svg:x="0.451cm" svg:y="10.106cm" chart:style-name="ch6">
              <text:p>Transactions / Second</text:p>
            </chart:title>
            <chart:grid chart:style-name="ch7" chart:class="major"/>
          </chart:axis>
          <chart:series chart:style-name="ch8" chart:values-cell-range-address="'Variation of single parameters'.F10:'Variation of single parameters'.F13" chart:class="chart:line">
            <chart:data-point chart:repeated="4"/>
          </chart:series>
          <chart:series chart:style-name="ch9" chart:values-cell-range-address="'Variation of single parameters'.L13:'Variation of single parameters'.L13" chart:class="chart:line">
            <chart:data-point/>
          </chart:series>
          <chart:series chart:style-name="ch10" chart:values-cell-range-address="'Variation of single parameters'.F23:'Variation of single parameters'.F26" chart:class="chart:line">
            <chart:data-point chart:repeated="4"/>
          </chart:series>
          <chart:series chart:style-name="ch11" chart:values-cell-range-address="'Variation of single parameters'.L26:'Variation of single parameters'.L26" chart:class="chart:line">
            <chart:data-point/>
          </chart:series>
          <chart:series chart:style-name="ch12" chart:values-cell-range-address="'Variation of single parameters'.F36:'Variation of single parameters'.F39" chart:class="chart:line">
            <chart:data-point chart:repeated="4"/>
          </chart:series>
          <chart:series chart:style-name="ch13" chart:values-cell-range-address="'Variation of single parameters'.L39:'Variation of single parameters'.L39" chart:class="chart:line">
            <chart:data-point/>
          </chart:series>
          <chart:series chart:style-name="ch14" chart:values-cell-range-address="'Variation of single parameters'.F49:'Variation of single parameters'.F52" chart:class="chart:line">
            <chart:data-point chart:repeated="4"/>
          </chart:series>
          <chart:series chart:style-name="ch15" chart:values-cell-range-address="'Variation of single parameters'.L52:'Variation of single parameters'.L52" chart:class="chart:line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Variation of single parameters'.D10:'Variation of single parameters'.D13</svg:desc>
                </draw:g>
              </table:table-cell>
              <table:table-cell office:value-type="float" office:value="1968">
                <text:p>1968</text:p>
                <draw:g>
                  <svg:desc>'Variation of single parameters'.F10:'Variation of single parameters'.F13</svg:desc>
                </draw:g>
              </table:table-cell>
              <table:table-cell office:value-type="float" office:value="NaN">
                <text:p>NaN</text:p>
                <draw:g>
                  <svg:desc>'Variation of single parameters'.L13:'Variation of single parameters'.L13</svg:desc>
                </draw:g>
              </table:table-cell>
              <table:table-cell office:value-type="float" office:value="1891">
                <text:p>1891</text:p>
                <draw:g>
                  <svg:desc>'Variation of single parameters'.F23:'Variation of single parameters'.F26</svg:desc>
                </draw:g>
              </table:table-cell>
              <table:table-cell office:value-type="float" office:value="NaN">
                <text:p>NaN</text:p>
                <draw:g>
                  <svg:desc>'Variation of single parameters'.L26:'Variation of single parameters'.L26</svg:desc>
                </draw:g>
              </table:table-cell>
              <table:table-cell office:value-type="float" office:value="1668">
                <text:p>1668</text:p>
                <draw:g>
                  <svg:desc>'Variation of single parameters'.F36:'Variation of single parameters'.F39</svg:desc>
                </draw:g>
              </table:table-cell>
              <table:table-cell office:value-type="float" office:value="NaN">
                <text:p>NaN</text:p>
                <draw:g>
                  <svg:desc>'Variation of single parameters'.L39:'Variation of single parameters'.L39</svg:desc>
                </draw:g>
              </table:table-cell>
              <table:table-cell office:value-type="float" office:value="1600">
                <text:p>1600</text:p>
                <draw:g>
                  <svg:desc>'Variation of single parameters'.F49:'Variation of single parameters'.F52</svg:desc>
                </draw:g>
              </table:table-cell>
              <table:table-cell office:value-type="float" office:value="NaN">
                <text:p>NaN</text:p>
                <draw:g>
                  <svg:desc>'Variation of single parameters'.L52:'Variation of single parameters'.L5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1819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1697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1612">
                <text:p>1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812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1515">
                <text:p>1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705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66aa00" draw:fill-color="#66aa00"/>
      <style:text-properties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line" chart:style-name="ch1">
        <chart:plot-area chart:style-name="ch2" table:cell-range-address="'Variation of single parameters'.C6:'Variation of single parameters'.C9 'Variation of single parameters'.F6:'Variation of single parameters'.F9 'Variation of single parameters'.L9:'Variation of single parameters'.L9 'Variation of single parameters'.F19:'Variation of single parameters'.F22 'Variation of single parameters'.L22:'Variation of single parameters'.L22 'Variation of single parameters'.F32:'Variation of single parameters'.F35 'Variation of single parameters'.L35:'Variation of single parameters'.L35 'Variation of single parameters'.F45:'Variation of single parameters'.F48 'Variation of single parameters'.L48:'Variation of single parameters'.L48" chart:data-source-has-labels="column" svg:x="1.538cm" svg:y="0.348cm" svg:width="21.902cm" svg:height="15.71cm">
          <chartooo:coordinate-region svg:x="2.636cm" svg:y="0.547cm" svg:width="20.273cm" svg:height="14.864cm"/>
          <chart:axis chart:dimension="x" chart:name="primary-x" chart:style-name="ch3" chartooo:axis-type="text">
            <chart:title svg:x="11.684cm" svg:y="16.407cm" chart:style-name="ch4">
              <text:p>Requests</text:p>
            </chart:title>
            <chart:categories table:cell-range-address="'Variation of single parameters'.C6:'Variation of single parameters'.C9"/>
          </chart:axis>
          <chart:axis chart:dimension="y" chart:name="primary-y" chart:style-name="ch5">
            <chart:title svg:x="0.451cm" svg:y="10.106cm" chart:style-name="ch6">
              <text:p>Transactions / Second</text:p>
            </chart:title>
            <chart:grid chart:style-name="ch7" chart:class="major"/>
          </chart:axis>
          <chart:series chart:style-name="ch8" chart:values-cell-range-address="'Variation of single parameters'.F6:'Variation of single parameters'.F9" chart:class="chart:line">
            <chart:data-point chart:repeated="4"/>
          </chart:series>
          <chart:series chart:style-name="ch9" chart:values-cell-range-address="'Variation of single parameters'.L9:'Variation of single parameters'.L9" chart:class="chart:line">
            <chart:data-point/>
          </chart:series>
          <chart:series chart:style-name="ch10" chart:values-cell-range-address="'Variation of single parameters'.F19:'Variation of single parameters'.F22" chart:class="chart:line">
            <chart:data-point chart:repeated="4"/>
          </chart:series>
          <chart:series chart:style-name="ch11" chart:values-cell-range-address="'Variation of single parameters'.L22:'Variation of single parameters'.L22" chart:class="chart:line">
            <chart:data-point/>
          </chart:series>
          <chart:series chart:style-name="ch12" chart:values-cell-range-address="'Variation of single parameters'.F32:'Variation of single parameters'.F35" chart:class="chart:line">
            <chart:data-point chart:repeated="4"/>
          </chart:series>
          <chart:series chart:style-name="ch13" chart:values-cell-range-address="'Variation of single parameters'.L35:'Variation of single parameters'.L35" chart:class="chart:line">
            <chart:data-point/>
          </chart:series>
          <chart:series chart:style-name="ch14" chart:values-cell-range-address="'Variation of single parameters'.F45:'Variation of single parameters'.F48" chart:class="chart:line">
            <chart:data-point chart:repeated="4"/>
          </chart:series>
          <chart:series chart:style-name="ch15" chart:values-cell-range-address="'Variation of single parameters'.L48:'Variation of single parameters'.L48" chart:class="chart:line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Variation of single parameters'.C6:'Variation of single parameters'.C9</svg:desc>
                </draw:g>
              </table:table-cell>
              <table:table-cell office:value-type="float" office:value="2012">
                <text:p>2012</text:p>
                <draw:g>
                  <svg:desc>'Variation of single parameters'.F6:'Variation of single parameters'.F9</svg:desc>
                </draw:g>
              </table:table-cell>
              <table:table-cell office:value-type="float" office:value="NaN">
                <text:p>NaN</text:p>
                <draw:g>
                  <svg:desc>'Variation of single parameters'.L9:'Variation of single parameters'.L9</svg:desc>
                </draw:g>
              </table:table-cell>
              <table:table-cell office:value-type="float" office:value="1803">
                <text:p>1803</text:p>
                <draw:g>
                  <svg:desc>'Variation of single parameters'.F19:'Variation of single parameters'.F22</svg:desc>
                </draw:g>
              </table:table-cell>
              <table:table-cell office:value-type="float" office:value="NaN">
                <text:p>NaN</text:p>
                <draw:g>
                  <svg:desc>'Variation of single parameters'.L22:'Variation of single parameters'.L22</svg:desc>
                </draw:g>
              </table:table-cell>
              <table:table-cell office:value-type="float" office:value="1613">
                <text:p>1613</text:p>
                <draw:g>
                  <svg:desc>'Variation of single parameters'.F32:'Variation of single parameters'.F35</svg:desc>
                </draw:g>
              </table:table-cell>
              <table:table-cell office:value-type="float" office:value="NaN">
                <text:p>NaN</text:p>
                <draw:g>
                  <svg:desc>'Variation of single parameters'.L35:'Variation of single parameters'.L35</svg:desc>
                </draw:g>
              </table:table-cell>
              <table:table-cell office:value-type="float" office:value="1613">
                <text:p>1613</text:p>
                <draw:g>
                  <svg:desc>'Variation of single parameters'.F45:'Variation of single parameters'.F48</svg:desc>
                </draw:g>
              </table:table-cell>
              <table:table-cell office:value-type="float" office:value="NaN">
                <text:p>NaN</text:p>
                <draw:g>
                  <svg:desc>'Variation of single parameters'.L48:'Variation of single parameters'.L48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807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1601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1517">
                <text:p>1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1801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1522">
                <text:p>1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721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1705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1411">
                <text:p>14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f9900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109618" draw:fill-color="#109618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990099" draw:fill-color="#9900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0099c6" draw:fill-color="#0099c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dd4477" draw:fill-color="#dd4477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66aa00" draw:fill-color="#66aa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b82e2e" draw:fill-color="#b82e2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53cm" svg:stroke-color="#316395" draw:fill-color="#316395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53cm" svg:stroke-color="#994499" draw:fill-color="#994499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53cm" svg:stroke-color="#22aa99" draw:fill-color="#22aa99"/>
      <style:text-properties fo:font-size="10pt" style:font-size-asian="10pt" style:font-size-complex="10pt"/>
    </style:style>
    <style:style style:name="ch20" style:family="chart">
      <style:graphic-properties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line" chart:style-name="ch1">
        <chart:plot-area chart:style-name="ch2" table:cell-range-address="'Variation of single parameters'.B3:'Variation of single parameters'.B5 'Variation of single parameters'.F3:'Variation of single parameters'.F5 'Variation of single parameters'.L5:'Variation of single parameters'.L5 'Variation of single parameters'.F16:'Variation of single parameters'.F18 'Variation of single parameters'.L18:'Variation of single parameters'.L18 'Variation of single parameters'.F29:'Variation of single parameters'.F31 'Variation of single parameters'.L31:'Variation of single parameters'.L31 'Variation of single parameters'.F42:'Variation of single parameters'.F44 'Variation of single parameters'.L44:'Variation of single parameters'.L44" chart:data-source-has-labels="column" svg:x="1.538cm" svg:y="0.348cm" svg:width="21.902cm" svg:height="15.71cm">
          <chartooo:coordinate-region svg:x="2.636cm" svg:y="0.547cm" svg:width="20.379cm" svg:height="14.864cm"/>
          <chart:axis chart:dimension="x" chart:name="primary-x" chart:style-name="ch3" chartooo:axis-type="text">
            <chart:title svg:x="11.75cm" svg:y="16.407cm" chart:style-name="ch4">
              <text:p>Seconds</text:p>
            </chart:title>
            <chart:categories table:cell-range-address="'Variation of single parameters'.B3:'Variation of single parameters'.B5"/>
          </chart:axis>
          <chart:axis chart:dimension="y" chart:name="primary-y" chart:style-name="ch5">
            <chart:title svg:x="0.451cm" svg:y="10.106cm" chart:style-name="ch6">
              <text:p>Transactions / Second</text:p>
            </chart:title>
            <chart:grid chart:style-name="ch7" chart:class="major"/>
          </chart:axis>
          <chart:series chart:style-name="ch8" chart:values-cell-range-address="'Variation of single parameters'.F3:'Variation of single parameters'.F5" chart:class="chart:line">
            <chart:data-point chart:repeated="3"/>
          </chart:series>
          <chart:series chart:style-name="ch9" chart:values-cell-range-address="'Variation of single parameters'.L5:'Variation of single parameters'.L5" chart:class="chart:line">
            <chart:data-point/>
          </chart:series>
          <chart:series chart:style-name="ch10" chart:values-cell-range-address="'Variation of single parameters'.L5:'Variation of single parameters'.L5" chart:class="chart:line">
            <chart:data-point/>
          </chart:series>
          <chart:series chart:style-name="ch11" chart:values-cell-range-address="'Variation of single parameters'.F16:'Variation of single parameters'.F18" chart:class="chart:line">
            <chart:data-point chart:repeated="3"/>
          </chart:series>
          <chart:series chart:style-name="ch12" chart:values-cell-range-address="'Variation of single parameters'.L18:'Variation of single parameters'.L18" chart:class="chart:line">
            <chart:data-point/>
          </chart:series>
          <chart:series chart:style-name="ch13" chart:values-cell-range-address="'Variation of single parameters'.L18:'Variation of single parameters'.L18" chart:class="chart:line">
            <chart:data-point/>
          </chart:series>
          <chart:series chart:style-name="ch14" chart:values-cell-range-address="'Variation of single parameters'.F29:'Variation of single parameters'.F31" chart:class="chart:line">
            <chart:data-point chart:repeated="3"/>
          </chart:series>
          <chart:series chart:style-name="ch15" chart:values-cell-range-address="'Variation of single parameters'.L31:'Variation of single parameters'.L31" chart:class="chart:line">
            <chart:data-point/>
          </chart:series>
          <chart:series chart:style-name="ch16" chart:values-cell-range-address="'Variation of single parameters'.L31:'Variation of single parameters'.L31" chart:class="chart:line">
            <chart:data-point/>
          </chart:series>
          <chart:series chart:style-name="ch17" chart:values-cell-range-address="'Variation of single parameters'.F42:'Variation of single parameters'.F44" chart:class="chart:line">
            <chart:data-point chart:repeated="3"/>
          </chart:series>
          <chart:series chart:style-name="ch18" chart:values-cell-range-address="'Variation of single parameters'.L44:'Variation of single parameters'.L44" chart:class="chart:line">
            <chart:data-point/>
          </chart:series>
          <chart:series chart:style-name="ch19" chart:values-cell-range-address="'Variation of single parameters'.L44:'Variation of single parameters'.L44" chart:class="chart:line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Variation of single parameters'.B3:'Variation of single parameters'.B5</svg:desc>
                </draw:g>
              </table:table-cell>
              <table:table-cell office:value-type="float" office:value="2692">
                <text:p>2692</text:p>
                <draw:g>
                  <svg:desc>'Variation of single parameters'.F3:'Variation of single parameters'.F5</svg:desc>
                </draw:g>
              </table:table-cell>
              <table:table-cell office:value-type="float" office:value="NaN">
                <text:p>NaN</text:p>
                <draw:g>
                  <svg:desc>'Variation of single parameters'.L5:'Variation of single parameters'.L5</svg:desc>
                </draw:g>
              </table:table-cell>
              <table:table-cell office:value-type="float" office:value="NaN">
                <text:p>NaN</text:p>
                <draw:g>
                  <svg:desc>'Variation of single parameters'.L5:'Variation of single parameters'.L5</svg:desc>
                </draw:g>
              </table:table-cell>
              <table:table-cell office:value-type="float" office:value="2075">
                <text:p>2075</text:p>
                <draw:g>
                  <svg:desc>'Variation of single parameters'.F16:'Variation of single parameters'.F18</svg:desc>
                </draw:g>
              </table:table-cell>
              <table:table-cell office:value-type="float" office:value="NaN">
                <text:p>NaN</text:p>
                <draw:g>
                  <svg:desc>'Variation of single parameters'.L18:'Variation of single parameters'.L18</svg:desc>
                </draw:g>
              </table:table-cell>
              <table:table-cell office:value-type="float" office:value="NaN">
                <text:p>NaN</text:p>
                <draw:g>
                  <svg:desc>'Variation of single parameters'.L18:'Variation of single parameters'.L18</svg:desc>
                </draw:g>
              </table:table-cell>
              <table:table-cell office:value-type="float" office:value="2204">
                <text:p>2204</text:p>
                <draw:g>
                  <svg:desc>'Variation of single parameters'.F29:'Variation of single parameters'.F31</svg:desc>
                </draw:g>
              </table:table-cell>
              <table:table-cell office:value-type="float" office:value="NaN">
                <text:p>NaN</text:p>
                <draw:g>
                  <svg:desc>'Variation of single parameters'.L31:'Variation of single parameters'.L31</svg:desc>
                </draw:g>
              </table:table-cell>
              <table:table-cell office:value-type="float" office:value="NaN">
                <text:p>NaN</text:p>
                <draw:g>
                  <svg:desc>'Variation of single parameters'.L31:'Variation of single parameters'.L31</svg:desc>
                </draw:g>
              </table:table-cell>
              <table:table-cell office:value-type="float" office:value="2005">
                <text:p>2005</text:p>
                <draw:g>
                  <svg:desc>'Variation of single parameters'.F42:'Variation of single parameters'.F44</svg:desc>
                </draw:g>
              </table:table-cell>
              <table:table-cell office:value-type="float" office:value="NaN">
                <text:p>NaN</text:p>
                <draw:g>
                  <svg:desc>'Variation of single parameters'.L44:'Variation of single parameters'.L44</svg:desc>
                </draw:g>
              </table:table-cell>
              <table:table-cell office:value-type="float" office:value="NaN">
                <text:p>NaN</text:p>
                <draw:g>
                  <svg:desc>'Variation of single parameters'.L44:'Variation of single parameters'.L4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3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5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7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